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TablePreview1.svm" manifest:media-type=""/>
  <manifest:file-entry manifest:full-path="Pictures/TablePreview5.svm" manifest:media-type=""/>
  <manifest:file-entry manifest:full-path="Pictures/100002010000076F00000242868BFE86.png" manifest:media-type="image/png"/>
  <manifest:file-entry manifest:full-path="Pictures/TablePreview2.svm" manifest:media-type=""/>
  <manifest:file-entry manifest:full-path="Pictures/TablePreview3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fill-color="#eb613d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28cm"/>
    </style:style>
    <style:style style:name="gr1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3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draw:fill="none" fo:min-height="4.472cm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3cm"/>
    </style:style>
    <style:style style:name="pr5" style:family="presentation" style:parent-style-name="預設-outline1">
      <style:graphic-properties fo:min-height="11.929cm"/>
    </style:style>
    <style:style style:name="pr6" style:family="presentation" style:parent-style-name="預設-title">
      <style:graphic-properties draw:auto-grow-height="true" fo:min-height="3.506cm"/>
    </style:style>
    <style:style style:name="pr7" style:family="presentation" style:parent-style-name="預設-outline1">
      <style:graphic-properties fo:min-height="13.61cm"/>
    </style:style>
    <style:style style:name="co1" style:family="table-column">
      <style:table-column-properties style:column-width="6.808cm" style:use-optimal-column-width="false"/>
    </style:style>
    <style:style style:name="co2" style:family="table-column">
      <style:table-column-properties style:column-width="6.306cm" style:use-optimal-column-width="false"/>
    </style:style>
    <style:style style:name="co3" style:family="table-column">
      <style:table-column-properties style:column-width="6.31cm" style:use-optimal-column-width="false"/>
    </style:style>
    <style:style style:name="co4" style:family="table-column">
      <style:table-column-properties style:column-width="3.064cm" style:use-optimal-column-width="false"/>
    </style:style>
    <style:style style:name="co5" style:family="table-column">
      <style:table-column-properties style:column-width="3.324cm" style:use-optimal-column-width="false"/>
    </style:style>
    <style:style style:name="co6" style:family="table-column">
      <style:table-column-properties style:column-width="3.724cm" style:use-optimal-column-width="false"/>
    </style:style>
    <style:style style:name="co7" style:family="table-column">
      <style:table-column-properties style:column-width="3.527cm" style:use-optimal-column-width="false"/>
    </style:style>
    <style:style style:name="co8" style:family="table-column">
      <style:table-column-properties style:column-width="3.524cm" style:use-optimal-column-width="false"/>
    </style:style>
    <style:style style:name="co9" style:family="table-column">
      <style:table-column-properties style:column-width="3.866cm" style:use-optimal-column-width="false"/>
    </style:style>
    <style:style style:name="co10" style:family="table-column">
      <style:table-column-properties style:column-width="3.871cm" style:use-optimal-column-width="false"/>
    </style:style>
    <style:style style:name="co11" style:family="table-column">
      <style:table-column-properties style:column-width="4.927cm" style:use-optimal-column-width="false"/>
    </style:style>
    <style:style style:name="co12" style:family="table-column">
      <style:table-column-properties style:column-width="4.931cm" style:use-optimal-column-width="false"/>
    </style:style>
    <style:style style:name="ro1" style:family="table-row">
      <style:table-row-properties style:row-height="1.104cm"/>
    </style:style>
    <style:style style:name="ro2" style:family="table-row">
      <style:table-row-properties style:row-height="1.222cm"/>
    </style:style>
    <style:style style:name="ro3" style:family="table-row">
      <style:table-row-properties style:row-height="0.985cm"/>
    </style:style>
    <style:style style:name="ro4" style:family="table-row">
      <style:table-row-properties style:row-height="1.223cm"/>
    </style:style>
    <style:style style:name="ro5" style:family="table-row">
      <style:table-row-properties style:row-height="1.103cm"/>
    </style:style>
    <style:style style:name="ro6" style:family="table-row">
      <style:table-row-properties style:row-height="1.105cm"/>
    </style:style>
    <style:style style:name="ro7" style:family="table-row">
      <style:table-row-properties style:row-height="1.484cm"/>
    </style:style>
    <style:style style:name="ro8" style:family="table-row">
      <style:table-row-properties style:row-height="1.935cm"/>
    </style:style>
    <style:style style:name="ro9" style:family="table-row">
      <style:table-row-properties style:row-height="1.487cm"/>
    </style:style>
    <style:style style:name="ro10" style:family="table-row">
      <style:table-row-properties style:row-height="1.01cm"/>
    </style:style>
    <style:style style:name="ro11" style:family="table-row">
      <style:table-row-properties style:row-height="1.75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text-properties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text-align="end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size-asian="18pt"/>
    </style:style>
    <style:style style:name="P6" style:family="paragraph">
      <style:text-properties fo:font-size="18pt" style:font-size-asian="18pt"/>
    </style:style>
    <style:style style:name="P7" style:family="paragraph">
      <style:paragraph-properties style:writing-mode="tb-rl"/>
      <style:text-properties style:font-size-asian="18pt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8pt" fo:font-weight="normal" style:font-size-asian="28pt" style:font-weight-asian="bold" style:font-size-complex="28pt"/>
    </style:style>
    <style:style style:name="T5" style:family="text">
      <style:text-properties style:font-size-asian="18pt"/>
    </style:style>
    <style:style style:name="T6" style:family="text">
      <style:text-properties fo:font-size="18pt" style:font-size-asian="18pt"/>
    </style:style>
    <style:style style:name="T7" style:family="text">
      <style:text-properties fo:font-size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ff0000" fo:font-size="28pt" style:font-size-asian="28pt" style:font-size-complex="28pt"/>
    </style:style>
    <style:style style:name="T10" style:family="text">
      <style:text-properties style:use-window-font-color="true" fo:font-size="28pt" style:font-size-asian="28pt" style:font-size-complex="2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自動校對閩南語翻譯語料</text:span></text:p>
            <text:p><text:span text:style-name="T1"/></text:p>
            <text:p text:style-name="P1">103/05/09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目錄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第一節：研究背景佮語料介紹</text:p>
              </text:list-item>
              <text:list-item>
                <text:p>第二節：統計翻譯</text:p>
              </text:list-item>
              <text:list-item>
                <text:p>第三節：摻猶未校對資料</text:p>
              </text:list-item>
              <text:list-item>
                <text:p>第四節：參考文獻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第一節：研究背景</text:p>
          </draw:text-box>
        </draw:frame>
        <draw:frame presentation:style-name="pr4" draw:layer="layout" svg:width="24.639cm" svg:height="14.189cm" svg:x="1.4cm" svg:y="4.914cm" presentation:class="outline" presentation:user-transformed="true">
          <draw:text-box>
            <text:list text:style-name="L2">
              <text:list-item>
                <text:p>網路頂的國語資料誠濟</text:p>
                <text:list>
                  <text:list-item>
                    <text:p>若有法度翻譯做閩南語，予學習的人淡薄仔建議</text:p>
                  </text:list-item>
                  <text:list-item>
                    <text:p>這擺研究針對國語翻譯到閩南語</text:p>
                    <text:p/>
                  </text:list-item>
                </text:list>
              </text:list-item>
              <text:list-item>
                <text:p>閩南語的資料</text:p>
                <text:list>
                  <text:list-item>
                    <text:p>資料傷少</text:p>
                    <text:list>
                      <text:list-item>
                        <text:p>閩南語-幾十萬句 /國語－百萬句</text:p>
                      </text:list-item>
                    </text:list>
                  </text:list-item>
                  <text:list-item>
                    <text:p>有漢字和音標兩種表示方法</text:p>
                    <text:list>
                      <text:list-item>
                        <text:p>部分語料漢字無正規化</text:p>
                      </text:list-item>
                      <text:list-item>
                        <text:p>大部份語料音標標本調，有一部分標變調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5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</text:list-item>
                </text:list>
              </text:list-item>
              <text:list-item>
                <text:p>全部羅馬字，簡稱<text:span text:style-name="T2">全羅</text:span><text:span text:style-name="T3">，音標有斷詞</text:span></text:p>
                <text:list>
                  <text:list-item>
                    <text:p>gua2 beh4 tsiah8-png7</text:p>
                  </text:list-item>
                  <text:list-item>
                    <text:p>gua1 be1 tsia3-png7 (變調後音標)</text:p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</text:list-item>
                </text:list>
              </text:list-item>
              <text:list-item>
                <text:p>有漢羅及全羅的對應</text:p>
                <text:list>
                  <text:list-item>
                    <text:p>我beh4食飯/gua2 beh4 tsiah8-png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tab/>華語臺語雙語語料庫</text:p>
          </draw:text-box>
        </draw:frame>
        <draw:frame presentation:style-name="pr4" draw:layer="layout" svg:width="24.639cm" svg:height="14.504cm" svg:x="1.4cm" svg:y="4.914cm" presentation:class="outline" presentation:user-transformed="true">
          <draw:text-box>
            <text:list text:style-name="L2">
              <text:list-item>
                <text:p>何澤政翻譯</text:p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  <text:list-item>
                    <text:p>罕得調整語句先後</text:p>
                  </text:list-item>
                </text:list>
              </text:list-item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59554國語<text:span text:style-name="T2">詞組</text:span>、366190閩南語<text:span text:style-name="T2">詞組</text:span></text:p>
                  </text:list-item>
                </text:list>
              </text:list-item>
              <text:list-item>
                <text:p>閩南語漢字</text:p>
                <text:list>
                  <text:list-item>
                    <text:p>這幾工　寒流　閣再　展威</text:p>
                    <text:list>
                      <text:list-item>
                        <text:p>半自動半人工補起哩的</text:p>
                      </text:list-item>
                    </text:list>
                  </text:list-item>
                  <text:list-item>
                    <text:p>請看附錄一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第二節：統計翻譯</text:p>
          </draw:text-box>
        </draw:frame>
        <draw:frame presentation:style-name="pr5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對齊模型alignment model</text:p>
                <text:list>
                  <text:list-item>
                    <text:p>國語和閩南語<text:span text:style-name="T2">平行語料</text:span>中詞的對應</text:p>
                  </text:list-item>
                  <text:list-item>
                    <text:p>他 打 我/伊 共 我 拍</text:p>
                    <text:list>
                      <text:list-item>
                        <text:p>他-伊 打-拍 我-我 0-共</text:p>
                      </text:list-item>
                    </text:list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4">文句</text:span>合理性</text:p>
                  </text:list-item>
                  <text:list-item>
                    <text:p>3-grams，每個詞往前考慮兩個詞</text:p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</text:p>
                  </text:list-item>
                </text:list>
              </text:list-item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7cm" svg:y1="14.36cm" svg:x2="26.277cm" svg:y2="15.351cm" draw:start-shape="id1" draw:end-shape="id2" draw:end-glue-point="4" svg:d="m26277 14360v991" svg:viewBox="0 0 1 992">
          <text:p/>
        </draw:connector>
        <draw:connector draw:style-name="gr3" draw:text-style-name="P4" draw:layer="layout" draw:type="line" svg:x1="26.277cm" svg:y1="6.032cm" svg:x2="26.277cm" svg:y2="9.299cm" draw:start-shape="id3" draw:start-glue-point="6" draw:end-shape="id4" draw:end-glue-point="4" svg:d="m26277 6032v3267" svg:viewBox="0 0 1 3268">
          <text:p/>
        </draw:connector>
        <draw:custom-shape draw:style-name="gr4" draw:text-style-name="P5" xml:id="id3" draw:id="id3" draw:layer="layout" svg:width="2.882cm" svg:height="1.6cm" svg:x="24.836cm" svg:y="4.432cm">
          <text:p text:style-name="P4"><text:span text:style-name="T5">輸入</text:span></text:p>
          <text:p text:style-name="P4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0" draw:id="id10" draw:layer="layout" svg:width="3.933cm" svg:height="2.3cm" svg:x="16.186cm" svg:y="5.552cm">
          <text:p text:style-name="P4"><text:span text:style-name="T5">國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xml:id="id12" draw:id="id12" draw:layer="layout" svg:width="2.545cm" svg:height="2.224cm" svg:x="19.247cm" svg:y="9.869cm">
          <text:p text:style-name="P4"><text:span text:style-name="T5">對齊</text:span></text:p>
          <text:p text:style-name="P4"><text:span text:style-name="T5">GIZA+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5" draw:id="id5" draw:layer="layout" svg:width="4.339cm" svg:height="1.6cm" svg:x="20.397cm" svg:y="17.881cm">
          <text:p text:style-name="P4"><text:span text:style-name="T5">閩南語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8" draw:id="id8" draw:layer="layout" svg:width="3.012cm" svg:height="1.6cm" svg:x="22.659cm" svg:y="10.181cm">
          <text:p text:style-name="P4"><text:span text:style-name="T5">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" draw:id="id1" draw:layer="layout" svg:width="3.058cm" svg:height="1.793cm" svg:x="24.748cm" svg:y="12.567cm">
          <text:p text:style-name="P4"><text:span text:style-name="T5">解碼</text:span></text:p>
          <text:p text:style-name="P4"><text:span text:style-name="T5">Mos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2" draw:id="id2" draw:layer="layout" svg:width="2.4cm" svg:height="1.6cm" svg:x="25.077cm" svg:y="15.351cm">
          <text:p text:style-name="P4"><text:span text:style-name="T5">輸出</text:span></text:p>
          <text:p text:style-name="P4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567cm" svg:y1="17.881cm" svg:x2="24.748cm" svg:y2="13.463cm" draw:start-shape="id5" draw:start-glue-point="4" draw:end-shape="id1" draw:end-glue-point="5" svg:d="m22567 17881 2181-4418" svg:viewBox="0 0 2182 4419">
          <text:p/>
        </draw:connector>
        <draw:custom-shape draw:style-name="gr4" draw:text-style-name="P5" xml:id="id6" draw:id="id6" draw:layer="layout" svg:width="3.6cm" svg:height="1.6cm" svg:x="13.207cm" svg:y="10.181cm">
          <text:p text:style-name="P4"><text:span text:style-name="T5">國語閩南語</text:span></text:p>
          <text:p text:style-name="P4"><text:span text:style-name="T5">平行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9" draw:id="id9" draw:layer="layout" svg:width="3.933cm" svg:height="2.3cm" svg:x="16.186cm" svg:y="13.195cm">
          <text:p text:style-name="P4"><text:span text:style-name="T5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6.807cm" svg:y1="10.981cm" svg:x2="17.898cm" svg:y2="10.982cm" draw:start-shape="id6" draw:start-glue-point="7" draw:end-shape="id7" draw:end-glue-point="5" svg:d="m16807 10981 1091 1" svg:viewBox="0 0 1092 2">
          <text:p/>
        </draw:connector>
        <draw:connector draw:style-name="gr3" draw:text-style-name="P4" xml:id="id13" draw:id="id13" draw:layer="layout" draw:type="line" svg:x1="22.659cm" svg:y1="10.981cm" svg:x2="22.659cm" svg:y2="10.981cm" draw:start-shape="id8" draw:end-shape="id8" draw:end-glue-point="5" svg:d="" svg:viewBox="0 0 1 1">
          <text:p/>
        </draw:connector>
        <draw:connector draw:style-name="gr3" draw:text-style-name="P4" draw:layer="layout" draw:type="line" svg:x1="18.152cm" svg:y1="13.195cm" svg:x2="18.152cm" svg:y2="11.216cm" draw:start-shape="id9" draw:end-shape="id7" draw:end-glue-point="6" svg:d="m18152 13195v-1979" svg:viewBox="0 0 1 1980">
          <text:p/>
        </draw:connector>
        <draw:connector draw:style-name="gr3" draw:text-style-name="P4" draw:layer="layout" draw:type="line" svg:x1="18.153cm" svg:y1="7.852cm" svg:x2="18.152cm" svg:y2="10.747cm" draw:start-shape="id10" draw:start-glue-point="6" draw:end-shape="id7" draw:end-glue-point="4" svg:d="m18153 7852-1 2895" svg:viewBox="0 0 2 2896">
          <text:p/>
        </draw:connector>
        <draw:connector draw:style-name="gr3" draw:text-style-name="P4" draw:layer="layout" draw:type="line" svg:x1="16.186cm" svg:y1="14.345cm" svg:x2="15.261cm" svg:y2="14.346cm" draw:start-shape="id9" draw:start-glue-point="5" draw:end-shape="id11" draw:end-glue-point="7" svg:d="m16186 14345-925 1" svg:viewBox="0 0 926 2">
          <text:p/>
        </draw:connector>
        <draw:connector draw:style-name="gr3" draw:text-style-name="P4" draw:layer="layout" draw:type="line" svg:x1="20.119cm" svg:y1="6.702cm" svg:x2="26.023cm" svg:y2="9.534cm" draw:start-shape="id10" draw:start-glue-point="7" draw:end-shape="id4" draw:end-glue-point="5" svg:d="m20119 6702 5904 2832" svg:viewBox="0 0 5905 2833">
          <text:p/>
        </draw:connector>
        <draw:connector draw:style-name="gr3" draw:text-style-name="P4" draw:layer="layout" draw:type="line" svg:x1="24.165cm" svg:y1="11.781cm" svg:x2="24.748cm" svg:y2="13.463cm" draw:start-shape="id8" draw:start-glue-point="6" draw:end-shape="id1" draw:end-glue-point="5" svg:d="m24165 11781 583 1682" svg:viewBox="0 0 584 1683">
          <text:p/>
        </draw:connector>
        <draw:connector draw:style-name="gr3" draw:text-style-name="P4" draw:layer="layout" draw:type="line" svg:x1="21.792cm" svg:y1="10.981cm" svg:x2="22.659cm" svg:y2="10.981cm" draw:start-shape="id12" draw:start-glue-point="7" draw:end-shape="id13" draw:end-glue-point="0" svg:d="m21792 10981h867" svg:viewBox="0 0 868 1">
          <text:p/>
        </draw:connector>
        <draw:connector draw:style-name="gr3" draw:text-style-name="P4" draw:layer="layout" svg:x1="15.007cm" svg:y1="14.58cm" svg:x2="16.337cm" svg:y2="18.681cm" draw:start-shape="id11" draw:start-glue-point="6" draw:end-shape="id14" draw:end-glue-point="5" svg:d="m15007 14580v4101h1330" svg:viewBox="0 0 1331 4102">
          <text:p/>
        </draw:connector>
        <draw:custom-shape draw:style-name="gr5" draw:text-style-name="P5" xml:id="id14" draw:id="id14" draw:layer="layout" svg:width="2.545cm" svg:height="2.224cm" svg:x="16.337cm" svg:y="17.569cm">
          <text:p text:style-name="P4"><text:span text:style-name="T5">連詞</text:span></text:p>
          <text:p text:style-name="P4"><text:span text:style-name="T5">SRIL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8.882cm" svg:y1="18.681cm" svg:x2="20.397cm" svg:y2="18.681cm" draw:start-shape="id14" draw:start-glue-point="7" draw:end-shape="id5" svg:d="m18882 18681h1515" svg:viewBox="0 0 1516 1">
          <text:p/>
        </draw:connector>
        <draw:custom-shape draw:style-name="gr6" draw:text-style-name="P5" xml:id="id11" draw:id="id11" draw:layer="layout" svg:width="0.508cm" svg:height="0.469cm" svg:x="14.753cm" svg:y="14.1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5.007cm" svg:y1="11.781cm" svg:x2="15.007cm" svg:y2="14.111cm" draw:start-shape="id6" draw:start-glue-point="6" draw:end-shape="id11" draw:end-glue-point="4" svg:d="m15007 11781v2330" svg:viewBox="0 0 1 2331">
          <text:p/>
        </draw:connector>
        <draw:custom-shape draw:style-name="gr6" draw:text-style-name="P5" xml:id="id4" draw:id="id4" draw:layer="layout" svg:width="0.508cm" svg:height="0.469cm" svg:x="26.023cm" svg:y="9.29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6.277cm" svg:y1="9.768cm" svg:x2="26.277cm" svg:y2="12.567cm" draw:start-shape="id4" draw:start-glue-point="6" draw:end-shape="id1" draw:end-glue-point="4" svg:d="m26277 9768v2799" svg:viewBox="0 0 1 2800">
          <text:p/>
        </draw:connector>
        <draw:custom-shape draw:style-name="gr6" draw:text-style-name="P5" xml:id="id7" draw:id="id7" draw:layer="layout" svg:width="0.508cm" svg:height="0.469cm" svg:x="17.898cm" svg:y="10.74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8.406cm" svg:y1="10.982cm" svg:x2="19.247cm" svg:y2="10.981cm" draw:start-shape="id7" draw:start-glue-point="7" draw:end-shape="id12" draw:end-glue-point="5" svg:d="m18406 10982 841-1" svg:viewBox="0 0 842 2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custom-shape draw:style-name="gr4" draw:text-style-name="P5" xml:id="id15" draw:id="id15" draw:layer="layout" svg:width="4.4cm" svg:height="1.8cm" svg:x="2.312cm" svg:y="17.655cm">
          <text:p text:style-name="P4"><text:span text:style-name="T5">國語句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6.712cm" svg:y1="18.555cm" svg:x2="12.426cm" svg:y2="18.555cm" draw:start-shape="id15" draw:start-glue-point="1" draw:end-shape="id16" draw:end-glue-point="3" svg:d="m6712 18555h5714" svg:viewBox="0 0 5715 1">
          <text:p/>
        </draw:connector>
        <draw:custom-shape draw:style-name="gr4" draw:text-style-name="P5" xml:id="id16" draw:id="id16" draw:layer="layout" svg:width="4.4cm" svg:height="1.8cm" svg:x="12.426cm" svg:y="17.655cm">
          <text:p text:style-name="P4"><text:span text:style-name="T5">閩南語音標句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02cm" svg:height="2.667cm" svg:x="7.918cm" svg:y="17.222cm">
          <text:p text:style-name="P4"><text:span text:style-name="T5">翻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入國語漢字</text:p>
              </text:list-item>
              <text:list-item>
                <text:p>輸出閩南語音標</text:p>
              </text:list-item>
              <text:list-item>
                <text:p>BLEU評分</text:p>
                <text:list>
                  <text:list-item>
                    <text:p>訓練2300篇新聞，57167句</text:p>
                  </text:list-item>
                  <text:list-item>
                    <text:p>試驗267篇新聞，6954句</text:p>
                  </text:list-item>
                </text:list>
              </text:list-item>
              <text:list-item>
                <text:p>直接套moses工具</text:p>
                <text:list>
                  <text:list-item>
                    <text:p>BLEU：*66.00分(以字為單位）</text:p>
                  </text:list-item>
                </text:list>
                <text:p/>
              </text:list-item>
            </text:list>
          </draw:text-box>
        </draw:frame>
        <draw:connector draw:style-name="gr3" draw:text-style-name="P4" draw:layer="layout" draw:type="line" svg:x1="16.826cm" svg:y1="18.555cm" svg:x2="22.537cm" svg:y2="18.555cm" draw:start-shape="id16" draw:start-glue-point="1" draw:end-shape="id17" draw:end-glue-point="3" svg:d="m16826 18555h5711" svg:viewBox="0 0 5712 1">
          <text:p/>
        </draw:connector>
        <draw:custom-shape draw:style-name="gr4" draw:text-style-name="P5" xml:id="id17" draw:id="id17" draw:layer="layout" svg:width="4.4cm" svg:height="1.8cm" svg:x="22.537cm" svg:y="17.655cm">
          <text:p text:style-name="P4"><text:span text:style-name="T5">評分用</text:span></text:p>
          <text:p text:style-name="P4"><text:span text:style-name="T5">斷字句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02cm" svg:height="2.667cm" svg:x="18.031cm" svg:y="17.222cm">
          <text:p text:style-name="P4"><text:span text:style-name="T5">斷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未知詞過多</text:p>
          </draw:text-box>
        </draw:frame>
        <draw:frame presentation:style-name="pr5" draw:layer="layout" svg:width="24.639cm" svg:height="12.036cm" svg:x="1.401cm" svg:y="4.915cm" presentation:class="outline" presentation:user-transformed="true">
          <draw:text-box>
            <text:list text:style-name="L2">
              <text:list-item>
                <text:p>原本是斷詞組，造成許多未知詞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 </text:p>
                  </text:list-item>
                  <text:list-item>
                    <text:p>平行語料無法充分利用</text:p>
                    <text:list>
                      <text:list-item>
                        <text:p>一百五十位 tsit8-pah4-goo7-tsap8-ui7</text:p>
                      </text:list-item>
                    </text:list>
                  </text:list-item>
                </text:list>
              </text:list-item>
              <text:list-item>
                <text:p>解決方法</text:p>
                <text:list>
                  <text:list-item>
                    <text:p>不用斷詞組，改用斷字</text:p>
                    <text:list>
                      <text:list-item>
                        <text:p>一個字做一個單位</text:p>
                      </text:list-item>
                    </text:list>
                  </text:list-item>
                  <text:list-item>
                    <text:p>或者未知詞再另外翻譯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18" draw:id="id18" draw:layer="layout" svg:width="4.4cm" svg:height="1.8cm" svg:x="3.497cm" svg:y="17.814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7.897cm" svg:y1="18.714cm" svg:x2="19.476cm" svg:y2="18.712cm" draw:start-shape="id18" draw:start-glue-point="1" draw:end-shape="id19" draw:end-glue-point="3" svg:d="m7897 18714 11579-2" svg:viewBox="0 0 11580 3">
            <text:p/>
          </draw:connector>
          <draw:custom-shape draw:style-name="gr4" draw:text-style-name="P4" xml:id="id19" draw:id="id19" draw:layer="layout" svg:width="4.4cm" svg:height="1.8cm" svg:x="19.476cm" svg:y="17.812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4.517cm" svg:y="17.414cm">
            <text:p text:style-name="P4">未知詞</text:p>
            <text:p text:style-name="P4">個別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9.556cm" svg:y="17.415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4" xml:id="id20" draw:id="id20" draw:layer="layout" svg:width="3.677cm" svg:height="1.8cm" svg:x="12.04cm" svg:y="13.963cm">
          <text:p text:style-name="P4">國語詞組句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5.717cm" svg:y1="14.863cm" svg:x2="24.022cm" svg:y2="14.861cm" draw:start-shape="id20" draw:start-glue-point="1" draw:end-shape="id21" draw:end-glue-point="3" svg:d="m15717 14863 8305-2" svg:viewBox="0 0 8306 3">
          <text:p/>
        </draw:connector>
        <draw:custom-shape draw:style-name="gr4" draw:text-style-name="P4" xml:id="id21" draw:id="id21" draw:layer="layout" svg:width="3.444cm" svg:height="1.8cm" svg:x="24.022cm" svg:y="13.961cm">
          <text:p text:style-name="P4">閩南語音標</text:p>
          <text:p text:style-name="P4">斷字句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302cm" svg:height="2.667cm" svg:x="20.154cm" svg:y="13.563cm">
          <text:p text:style-name="P4">斷字</text:p>
          <text:p text:style-name="P4">翻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302cm" svg:height="2.667cm" svg:x="16.284cm" svg:y="13.564cm">
          <text:p text:style-name="P4">詞組拆做</text:p>
          <text:p text:style-name="P4">一字一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字翻譯</text:p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以斷字為單位</text:p>
                <text:list>
                  <text:list-item>
                    <text:p>陸 續 開 放 一 百 五 十 項 的 規 費 ，</text:p>
                  </text:list-item>
                  <text:list-item>
                    <text:p>liok8 siok8 khai1 hong3 tsit8 pah4 goo5 tsap8 hang7 e5 kui1 hui3 ， </text:p>
                  </text:list-item>
                </text:list>
              </text:list-item>
              <text:list-item>
                <text:p>BLEU</text:p>
                <text:list>
                  <text:list-item>
                    <text:p>82.23分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22" draw:id="id22" draw:layer="layout" svg:width="4.4cm" svg:height="1.8cm" svg:x="3.125cm" svg:y="14.761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7.525cm" svg:y1="15.661cm" svg:x2="19.104cm" svg:y2="15.659cm" draw:start-shape="id22" draw:start-glue-point="1" draw:end-shape="id23" draw:end-glue-point="3" svg:d="m7525 15661 11579-2" svg:viewBox="0 0 11580 3">
            <text:p/>
          </draw:connector>
          <draw:custom-shape draw:style-name="gr4" draw:text-style-name="P4" xml:id="id23" draw:id="id23" draw:layer="layout" svg:width="4.4cm" svg:height="1.8cm" svg:x="19.104cm" svg:y="14.759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4.145cm" svg:y="14.361cm">
            <text:p text:style-name="P4">斷字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9.184cm" svg:y="14.362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斷詞格式</text:p>
              </text:list-header>
            </text:list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斷字和斷詞組效果不同</text:p>
                <text:list>
                  <text:list-item>
                    <text:p>平行語料斷詞格式會影響翻譯效果</text:p>
                  </text:list-item>
                  <text:list-item>
                    <text:p>國語斷詞</text:p>
                    <text:list>
                      <text:list-item>
                        <text:p>中研院系統</text:p>
                      </text:list-item>
                    </text:list>
                  </text:list-item>
                  <text:list-item>
                    <text:p>閩南語斷詞</text:p>
                    <text:list>
                      <text:list-item>
                        <text:p>教育部辭典（後一節說明）</text:p>
                      </text:list-item>
                    </text:list>
                  </text:list-item>
                </text:list>
              </text:list-item>
              <text:list-item>
                <text:p>BLEU</text:p>
                <text:list>
                  <text:list-item>
                    <text:p>*68分</text:p>
                  </text:list-item>
                  <text:list-item>
                    <text:p>斷詞組：*66分，斷字：*82分</text:p>
                    <text:p/>
                  </text:list-item>
                </text:list>
              </text:list-item>
            </text:list>
          </draw:text-box>
        </draw:frame>
        <draw:g>
          <draw:custom-shape draw:style-name="gr4" draw:text-style-name="P4" xml:id="id24" draw:id="id24" draw:layer="layout" svg:width="4.4cm" svg:height="1.8cm" svg:x="5.184cm" svg:y="18.247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9.584cm" svg:y1="19.147cm" svg:x2="21.163cm" svg:y2="19.145cm" draw:start-shape="id24" draw:start-glue-point="1" draw:end-shape="id25" draw:end-glue-point="3" svg:d="m9584 19147 11579-2" svg:viewBox="0 0 11580 3">
            <text:p/>
          </draw:connector>
          <draw:custom-shape draw:style-name="gr4" draw:text-style-name="P4" xml:id="id25" draw:id="id25" draw:layer="layout" svg:width="4.4cm" svg:height="1.8cm" svg:x="21.163cm" svg:y="18.24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6.204cm" svg:y="17.847cm">
            <text:p text:style-name="P4">斷詞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11.243cm" svg:y="17.848cm">
            <text:p text:style-name="P4">中研院</text:p>
            <text:p text:style-name="P4">CKIP斷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未知詞另外翻譯</text:p>
                  </text:list-header>
                </text:list>
              </text:list-item>
            </text:list>
          </draw:text-box>
        </draw:frame>
        <draw:frame presentation:style-name="pr5" draw:layer="layout" svg:width="25.327cm" svg:height="12.179cm" svg:x="1.401cm" svg:y="4.915cm" presentation:class="outline" presentation:user-transformed="true">
          <draw:text-box>
            <text:list text:style-name="L2">
              <text:list-item>
                <text:p>先照詞組翻譯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</text:p>
                  </text:list-item>
                </text:list>
              </text:list-item>
              <text:list-item>
                <text:p>把未知詞拿去斷字翻譯 </text:p>
              </text:list-item>
              <text:list-item>
                <text:p>BLEU</text:p>
                <text:list>
                  <text:list-item>
                    <text:p>84.33分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26" draw:id="id26" draw:layer="layout" svg:width="4.4cm" svg:height="1.8cm" svg:x="2.412cm" svg:y="17.65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6.812cm" svg:y1="18.55cm" svg:x2="11.434cm" svg:y2="18.55cm" draw:start-shape="id26" draw:start-glue-point="1" draw:end-shape="id27" svg:d="m6812 18550h4622" svg:viewBox="0 0 4623 1">
            <text:p/>
          </draw:connector>
          <draw:custom-shape draw:style-name="gr4" draw:text-style-name="P4" xml:id="id28" draw:id="id28" draw:layer="layout" svg:width="4.4cm" svg:height="1.8cm" svg:x="20.996cm" svg:y="17.6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7.433cm" svg:y="17.217cm">
            <text:p text:style-name="P4">詞組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xml:id="id29" draw:id="id29" draw:layer="layout" svg:width="3.302cm" svg:height="2.667cm" svg:x="16.409cm" svg:y="13.532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27" draw:id="id27" draw:layer="layout" svg:width="3.73cm" svg:height="3.73cm" svg:x="11.434cm" svg:y="16.685cm">
            <text:p text:style-name="P4">是否</text:p>
            <text:p text:style-name="P4">未知詞組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" draw:text-style-name="P4" draw:layer="layout" draw:type="line" svg:x1="15.164cm" svg:y1="18.55cm" svg:x2="20.996cm" svg:y2="18.55cm" draw:start-shape="id27" draw:start-glue-point="7" draw:end-shape="id28" svg:d="m15164 18550h5832" svg:viewBox="0 0 5833 1">
            <text:p/>
          </draw:connector>
          <draw:connector draw:style-name="gr3" draw:text-style-name="P4" draw:layer="layout" svg:x1="19.711cm" svg:y1="14.865cm" svg:x2="20.996cm" svg:y2="18.55cm" draw:start-shape="id29" draw:start-glue-point="1" draw:end-shape="id28" svg:d="m19711 14865h643v3685h642" svg:viewBox="0 0 1286 3686">
            <text:p/>
          </draw:connector>
          <draw:custom-shape draw:style-name="gr5" draw:text-style-name="P4" draw:layer="layout" svg:width="3.302cm" svg:height="2.667cm" svg:x="16.375cm" svg:y="17.217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layer="layout" svg:width="7.652cm" svg:height="0.992cm" svg:x="14.777cm" svg:y="12.589cm">
            <draw:text-box>
              <text:p><text:span text:style-name="T2">未知詞</text:span>：一百五十項、…</text:p>
            </draw:text-box>
          </draw:frame>
          <draw:frame draw:style-name="gr8" draw:layer="layout" svg:width="8.251cm" svg:height="0.992cm" svg:x="14.788cm" svg:y="20.053cm">
            <draw:text-box>
              <text:p><text:span text:style-name="T2">已知詞</text:span>：liok8-siok8、…</text:p>
            </draw:text-box>
          </draw:frame>
          <draw:connector draw:style-name="gr9" draw:text-style-name="P4" draw:layer="layout" svg:x1="15.164cm" svg:y1="18.55cm" svg:x2="16.409cm" svg:y2="14.865cm" draw:start-shape="id27" draw:start-glue-point="7" draw:end-shape="id29" draw:end-glue-point="3" svg:d="m15164 18550h623v-3685h622" svg:viewBox="0 0 1246 3686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全部斷字比較結果</text:p>
          </draw:text-box>
        </draw:frame>
        <draw:frame draw:style-name="standard" draw:layer="layout" svg:width="25.729cm" svg:height="4.415cm" svg:x="1.299cm" svg:y="15.667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6">國語</text:span><text:span text:style-name="T6">\</text:span><text:span text:style-name="T6">閩南語格式</text:span></text:p>
              </table:table-cell>
              <table:table-cell>
                <text:p text:style-name="P4"><text:span text:style-name="T6">斷字</text:span></text:p>
              </table:table-cell>
              <table:table-cell>
                <text:p text:style-name="P4"><text:span text:style-name="T6">斷詞</text:span></text:p>
              </table:table-cell>
              <table:table-cell>
                <text:p text:style-name="P4"><text:span text:style-name="T6">斷詞組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6">斷字</text:span></text:p>
              </table:table-cell>
              <table:table-cell>
                <text:p text:style-name="P4"><text:span text:style-name="T6">82.23*</text:span></text:p>
              </table:table-cell>
              <table:table-cell>
                <text:p text:style-name="P4"><text:span text:style-name="T6">82.69</text:span></text:p>
              </table:table-cell>
              <table:table-cell>
                <text:p text:style-name="P4"><text:span text:style-name="T6">80.38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6">斷詞</text:span></text:p>
              </table:table-cell>
              <table:table-cell>
                <text:p text:style-name="P4"><text:span text:style-name="T6">83.99</text:span></text:p>
              </table:table-cell>
              <table:table-cell>
                <text:p text:style-name="P4"><text:span text:style-name="T6">83.81</text:span></text:p>
              </table:table-cell>
              <table:table-cell>
                <text:p text:style-name="P4"><text:span text:style-name="T6">82.75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6">斷詞組</text:span></text:p>
              </table:table-cell>
              <table:table-cell>
                <text:p text:style-name="P4"><text:span text:style-name="T6">83.62</text:span></text:p>
              </table:table-cell>
              <table:table-cell>
                <text:p text:style-name="P4"><text:span text:style-name="T6">83.52</text:span></text:p>
              </table:table-cell>
              <table:table-cell>
                <text:p text:style-name="P4"><text:span text:style-name="T6">84.3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平行語料格式</text:p>
                <text:list>
                  <text:list-item>
                    <text:p>國語閩南語兩種語言</text:p>
                  </text:list-item>
                  <text:list-item>
                    <text:p>斷字、斷詞、斷詞組，3種格式</text:p>
                  </text:list-item>
                  <text:list-item>
                    <text:p>攏總3x3=9種組合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30" draw:id="id30" draw:layer="layout" svg:width="4.4cm" svg:height="1.8cm" svg:x="4.128cm" svg:y="12.763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8.528cm" svg:y1="13.663cm" svg:x2="13.15cm" svg:y2="13.663cm" draw:start-shape="id30" draw:start-glue-point="1" draw:end-shape="id31" svg:d="m8528 13663h4622" svg:viewBox="0 0 4623 1">
            <text:p/>
          </draw:connector>
          <draw:custom-shape draw:style-name="gr4" draw:text-style-name="P4" xml:id="id32" draw:id="id32" draw:layer="layout" svg:width="4.4cm" svg:height="1.8cm" svg:x="22.712cm" svg:y="12.763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9.149cm" svg:y="12.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xml:id="id33" draw:id="id33" draw:layer="layout" svg:width="3.302cm" svg:height="2.667cm" svg:x="18.125cm" svg:y="8.645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31" draw:id="id31" draw:layer="layout" svg:width="3.73cm" svg:height="3.73cm" svg:x="13.15cm" svg:y="11.798cm">
            <text:p text:style-name="P4">是否</text:p>
            <text:p text:style-name="P4">未知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" draw:text-style-name="P4" draw:layer="layout" draw:type="line" svg:x1="16.88cm" svg:y1="13.663cm" svg:x2="22.712cm" svg:y2="13.663cm" draw:start-shape="id31" draw:start-glue-point="7" draw:end-shape="id32" svg:d="m16880 13663h5832" svg:viewBox="0 0 5833 1">
            <text:p/>
          </draw:connector>
          <draw:connector draw:style-name="gr3" draw:text-style-name="P4" draw:layer="layout" svg:x1="21.427cm" svg:y1="9.978cm" svg:x2="22.712cm" svg:y2="13.663cm" draw:start-shape="id33" draw:start-glue-point="1" draw:end-shape="id32" svg:d="m21427 9978h643v3685h642" svg:viewBox="0 0 1286 3686">
            <text:p/>
          </draw:connector>
          <draw:custom-shape draw:style-name="gr5" draw:text-style-name="P4" draw:layer="layout" svg:width="3.302cm" svg:height="2.667cm" svg:x="18.091cm" svg:y="12.33cm">
            <text:p text:style-name="P4">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" draw:text-style-name="P4" draw:layer="layout" svg:x1="16.88cm" svg:y1="13.663cm" svg:x2="18.125cm" svg:y2="9.978cm" draw:start-shape="id31" draw:start-glue-point="7" draw:end-shape="id33" draw:end-glue-point="3" svg:d="m16880 13663h623v-3685h622" svg:viewBox="0 0 1246 3686">
            <text:p/>
          </draw:connector>
        </draw:g>
        <draw:frame draw:style-name="gr8" draw:text-style-name="P6" draw:layer="layout" svg:width="11.077cm" svg:height="0.992cm" svg:x="2.206cm" svg:y="19.978cm">
          <draw:text-box>
            <text:p><text:span text:style-name="T6">*</text:span><text:span text:style-name="T6">斷字</text:span><text:span text:style-name="T6">-</text:span><text:span text:style-name="T6">斷字並無法再額外處理未知詞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4" draw:layer="layout" svg:width="24.639cm" svg:height="13.831cm" svg:x="1.4cm" svg:y="4.914cm" presentation:class="outline" presentation:user-transformed="true">
          <draw:text-box>
            <text:list text:style-name="L2">
              <text:list-item>
                <text:p>由實驗知影</text:p>
                <text:list>
                  <text:list-item>
                    <text:p>斷詞組的未知詞予斷字翻譯處理比單純斷字才翻譯好</text:p>
                  </text:list-item>
                  <text:list-item>
                    <text:p>斷詞組分數&gt;斷詞分數&gt;斷字分數</text:p>
                  </text:list-item>
                </text:list>
              </text:list-item>
              <text:list-item>
                <text:p>斷詞組</text:p>
                <text:list>
                  <text:list-item>
                    <text:p>需要用詞性、語法來做</text:p>
                  </text:list-item>
                  <text:list-item>
                    <text:p>閩南語欠這種資料</text:p>
                  </text:list-item>
                </text:list>
              </text:list-item>
              <text:list-item>
                <text:p>斷詞</text:p>
                <text:list>
                  <text:list-item>
                    <text:p>國語佮閩南語攏有法度斷詞</text:p>
                  </text:list-item>
                  <text:list-item>
                    <text:p>後壁實驗以斷詞為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三節：摻猶未校對資料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語料庫攏總64121句</text:p>
                <text:list>
                  <text:list-item>
                    <text:p>對於定定百萬句的翻譯來講傷少</text:p>
                  </text:list-item>
                  <text:list-item>
                    <text:p>加入其他的語料</text:p>
                    <text:list>
                      <text:list-item>
                        <text:p>教育部語料</text:p>
                      </text:list-item>
                      <text:list-item>
                        <text:p>數位典藏</text:p>
                      </text:list-item>
                    </text:list>
                  </text:list-item>
                </text:list>
              </text:list-item>
              <text:list-item>
                <text:p>語料之間的問題</text:p>
                <text:list>
                  <text:list-item>
                    <text:p>用字無一致</text:p>
                  </text:list-item>
                  <text:list-item>
                    <text:p>毋是一對一</text:p>
                  </text:list-item>
                  <text:list-item>
                    <text:p>斷詞方法無一致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教育部辭典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全名「臺灣閩南語常用詞辭典」</text:p>
              </text:list-item>
              <text:list-item>
                <text:p>內部有規範，較相仝</text:p>
              </text:list-item>
              <text:list-item>
                <text:p>資料攏是一對一</text:p>
              </text:list-item>
              <text:list-item>
                <text:p>音標有斷詞</text:p>
                <text:list>
                  <text:list-item>
                    <text:p>食飯 tsiah8 png7</text:p>
                  </text:list-item>
                  <text:list-item>
                    <text:p>食飯廳 tsiah8-png7-thiann1</text:p>
                  </text:list-item>
                </text:list>
              </text:list-item>
              <text:list-item>
                <text:p>例句有國語翻譯</text:p>
              </text:list-item>
              <text:list-item>
                <text:p>附錄句無翻譯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</text:p>
          </draw:text-box>
        </draw:frame>
        <draw:frame presentation:style-name="pr4" draw:layer="layout" svg:width="24.639cm" svg:height="13.383cm" svg:x="1.4cm" svg:y="4.914cm" presentation:class="outline" presentation:user-transformed="true">
          <draw:text-box>
            <text:list text:style-name="L2">
              <text:list-item>
                <text:p>國家台灣文學館收集以早的語料</text:p>
                <text:list>
                  <text:list-item>
                    <text:p>1885～2006年</text:p>
                  </text:list-item>
                  <text:list-item>
                    <text:p>詩387條、散文1127篇、小說387篇、劇本49篇</text:p>
                    <text:list>
                      <text:list-item>
                        <text:p>攏總2167篇</text:p>
                      </text:list-item>
                    </text:list>
                  </text:list-item>
                  <text:list-item>
                    <text:p>原文是漢羅</text:p>
                    <text:list>
                      <text:list-item>
                        <text:p>台文館後來補全羅</text:p>
                        <text:list>
                          <text:list-item>
                            <text:p>Koh m7知u7危險..........，</text:p>
                          </text:list-item>
                          <text:list-item>
                            <text:p>Koh m7-chai u7 gui5-hiam2...............,</text:p>
                          </text:list-item>
                        </text:list>
                      </text:list-item>
                      <text:list-item>
                        <text:p>有的劇本全羅內底有漢字</text:p>
                        <text:list>
                          <text:list-item>
                            <text:p><text:s/>(福哥仔出場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加語料後系統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對齊語料</text:p>
                <text:list>
                  <text:list-item>
                    <text:p>教育部例句</text:p>
                    <text:list>
                      <text:list-item>
                        <text:p>34693句、273619閩南語詞</text:p>
                      </text:list-item>
                    </text:list>
                  </text:list-item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388句、3055詞</text:p>
                      </text:list-item>
                    </text:list>
                  </text:list-item>
                  <text:list-item>
                    <text:p>數位典藏</text:p>
                    <text:list>
                      <text:list-item>
                        <text:p>2167篇、329476句</text:p>
                      </text:list-item>
                      <text:list-item>
                        <text:p>含標點共2250889詞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8cm" svg:y1="14.361cm" svg:x2="26.278cm" svg:y2="15.352cm" draw:start-shape="id34" draw:end-shape="id35" draw:end-glue-point="4" svg:d="m26278 14361v991" svg:viewBox="0 0 1 992">
          <text:p/>
        </draw:connector>
        <draw:connector draw:style-name="gr3" draw:text-style-name="P4" xml:id="id43" draw:id="id43" draw:layer="layout" draw:type="line" svg:x1="26.278cm" svg:y1="6.033cm" svg:x2="26.278cm" svg:y2="12.568cm" draw:start-shape="id36" draw:start-glue-point="6" draw:end-shape="id34" draw:end-glue-point="4" svg:d="m26278 6033v6535" svg:viewBox="0 0 1 6536">
          <text:p/>
        </draw:connector>
        <draw:custom-shape draw:style-name="gr4" draw:text-style-name="P5" xml:id="id36" draw:id="id36" draw:layer="layout" svg:width="2.882cm" svg:height="1.6cm" svg:x="24.837cm" svg:y="4.433cm">
          <text:p text:style-name="P4"><text:span text:style-name="T5">輸入</text:span></text:p>
          <text:p text:style-name="P4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41" draw:id="id41" draw:layer="layout" svg:width="3.933cm" svg:height="2.3cm" svg:x="15.644cm" svg:y="5.553cm">
          <text:p text:style-name="P4"><text:span text:style-name="T5">國語斷詞</text:span></text:p>
          <text:p text:style-name="P4"><text:span text:style-name="T5">中研院</text:span><text:span text:style-name="T5">CKI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xml:id="id39" draw:id="id39" draw:layer="layout" svg:width="2.545cm" svg:height="2.224cm" svg:x="18.366cm" svg:y="9.87cm">
          <text:p text:style-name="P4"><text:span text:style-name="T5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37" draw:id="id37" draw:layer="layout" svg:width="4.339cm" svg:height="1.6cm" svg:x="20.398cm" svg:y="18.006cm">
          <text:p text:style-name="P4"><text:span text:style-name="T5">閩南語</text:span></text:p>
          <text:p text:style-name="P4"><text:span text:style-name="T5">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40" draw:id="id40" draw:layer="layout" svg:width="4cm" svg:height="1.6cm" svg:x="21.672cm" svg:y="10.182cm">
          <text:p text:style-name="P4"><text:span text:style-name="T5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34" draw:id="id34" draw:layer="layout" svg:width="3.058cm" svg:height="1.793cm" svg:x="24.749cm" svg:y="12.568cm">
          <text:p text:style-name="P4"><text:span text:style-name="T5">解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35" draw:id="id35" draw:layer="layout" svg:width="2.4cm" svg:height="1.6cm" svg:x="25.078cm" svg:y="15.352cm">
          <text:p text:style-name="P4"><text:span text:style-name="T5">輸出</text:span></text:p>
          <text:p text:style-name="P4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568cm" svg:y1="18.006cm" svg:x2="24.749cm" svg:y2="13.464cm" draw:start-shape="id37" draw:start-glue-point="4" draw:end-shape="id34" draw:end-glue-point="5" svg:d="m22568 18006 2181-4542" svg:viewBox="0 0 2182 4543">
          <text:p/>
        </draw:connector>
        <draw:custom-shape draw:style-name="gr4" draw:text-style-name="P5" xml:id="id38" draw:id="id38" draw:layer="layout" svg:width="3.6cm" svg:height="1.6cm" svg:x="13.208cm" svg:y="10.182cm">
          <text:p text:style-name="P4"><text:span text:style-name="T5">教育部例句</text:span></text:p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xml:id="id42" draw:id="id42" draw:layer="layout" draw:type="line" svg:x1="16.808cm" svg:y1="10.982cm" svg:x2="18.366cm" svg:y2="10.982cm" draw:start-shape="id38" draw:start-glue-point="7" draw:end-shape="id39" svg:d="m16808 10982h1558" svg:viewBox="0 0 1559 1">
          <text:p/>
        </draw:connector>
        <draw:connector draw:style-name="gr3" draw:text-style-name="P4" xml:id="id44" draw:id="id44" draw:layer="layout" draw:type="line" svg:x1="21.672cm" svg:y1="10.982cm" svg:x2="21.672cm" svg:y2="10.982cm" draw:start-shape="id40" draw:end-shape="id40" draw:end-glue-point="5" svg:d="" svg:viewBox="0 0 1 1">
          <text:p/>
        </draw:connector>
        <draw:connector draw:style-name="gr3" draw:text-style-name="P4" draw:layer="layout" draw:type="line" svg:x1="17.611cm" svg:y1="7.853cm" svg:x2="17.587cm" svg:y2="10.982cm" draw:start-shape="id41" draw:start-glue-point="6" draw:end-shape="id42" draw:end-glue-point="0" svg:d="m17611 7853-24 3129" svg:viewBox="0 0 25 3130">
          <text:p/>
        </draw:connector>
        <draw:connector draw:style-name="gr3" draw:text-style-name="P4" draw:layer="layout" draw:type="line" svg:x1="19.577cm" svg:y1="6.703cm" svg:x2="26.278cm" svg:y2="9.3cm" draw:start-shape="id41" draw:start-glue-point="7" draw:end-shape="id43" draw:end-glue-point="0" svg:d="m19577 6703 6701 2597" svg:viewBox="0 0 6702 2598">
          <text:p/>
        </draw:connector>
        <draw:connector draw:style-name="gr3" draw:text-style-name="P4" draw:layer="layout" draw:type="line" svg:x1="23.672cm" svg:y1="11.782cm" svg:x2="24.749cm" svg:y2="13.464cm" draw:start-shape="id40" draw:start-glue-point="6" draw:end-shape="id34" draw:end-glue-point="5" svg:d="m23672 11782 1077 1682" svg:viewBox="0 0 1078 1683">
          <text:p/>
        </draw:connector>
        <draw:connector draw:style-name="gr3" draw:text-style-name="P4" draw:layer="layout" draw:type="line" svg:x1="20.911cm" svg:y1="10.982cm" svg:x2="21.672cm" svg:y2="10.982cm" draw:start-shape="id39" draw:start-glue-point="7" draw:end-shape="id44" draw:end-glue-point="0" svg:d="m20911 10982h761" svg:viewBox="0 0 762 1">
          <text:p/>
        </draw:connector>
        <draw:connector draw:style-name="gr3" draw:text-style-name="P4" draw:layer="layout" svg:x1="15.008cm" svg:y1="11.782cm" svg:x2="20.398cm" svg:y2="18.806cm" draw:start-shape="id38" draw:start-glue-point="6" draw:end-shape="id37" draw:end-glue-point="5" svg:d="m15008 11782v7024h5390" svg:viewBox="0 0 5391 7025">
          <text:p/>
        </draw:connector>
        <draw:custom-shape draw:style-name="gr4" draw:text-style-name="P5" xml:id="id45" draw:id="id45" draw:layer="layout" svg:width="4.339cm" svg:height="1.6cm" svg:x="16.385cm" svg:y="15.059cm">
          <text:p text:style-name="P4"><text:span text:style-name="T5">教育部附錄</text:span></text:p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8.555cm" svg:y1="16.659cm" svg:x2="20.398cm" svg:y2="18.806cm" draw:start-shape="id45" draw:start-glue-point="6" draw:end-shape="id37" draw:end-glue-point="5" svg:d="m18555 16659v2147h1843" svg:viewBox="0 0 1844 2148">
          <text:p/>
        </draw:connector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36cm" svg:height="2.898cm" svg:x="16.278cm" svg:y="1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腔口不同</text:p>
          </draw:text-box>
        </draw:frame>
        <draw:frame presentation:style-name="pr4" draw:layer="layout" svg:width="24.639cm" svg:height="14.952cm" svg:x="1.4cm" svg:y="4.914cm" presentation:class="outline" presentation:user-transformed="true">
          <draw:text-box>
            <text:list text:style-name="L2">
              <text:list-item>
                <text:p>閩南語有許多腔調</text:p>
                <text:list>
                  <text:list-item>
                    <text:p>偏漳腔、混合腔、偏泉腔</text:p>
                  </text:list-item>
                  <text:list-item>
                    <text:p>混和腔有較濟偏漳腔的特色</text:p>
                  </text:list-item>
                </text:list>
              </text:list-item>
              <text:list-item>
                <text:p>教育部資料以混和腔、偏泉腔為主</text:p>
                <text:list>
                  <text:list-item>
                    <text:p>有地方的腔，鹿港「火her2」</text:p>
                  </text:list-item>
                  <text:list-item>
                    <text:p>主要資料有記錄是佗一腔</text:p>
                  </text:list-item>
                  <text:list-item>
                    <text:p>附錄句無記錄腔口</text:p>
                  </text:list-item>
                </text:list>
              </text:list-item>
              <text:list-item>
                <text:p>華臺語料庫</text:p>
                <text:list>
                  <text:list-item>
                    <text:p>澤政是臺中烏日人，60年代出身</text:p>
                  </text:list-item>
                  <text:list-item>
                    <text:p>偏漳腔，有時陣會濫著泉腔</text:p>
                  </text:list-item>
                </text:list>
              </text:list-item>
              <text:list-item>
                <text:p>數位典藏</text:p>
                <text:list>
                  <text:list-item>
                    <text:p>四界收集來的，無記錄腔</text:p>
                  </text:list-item>
                </text:list>
              </text:list-item>
              <text:list-item>
                <text:p>因為資料無逐个註明</text:p>
                <text:list>
                  <text:list-item>
                    <text:p>全部資料濫做伙訓練</text:p>
                  </text:list-item>
                </text:list>
              </text:list-item>
            </text:list>
          </draw:text-box>
        </draw:frame>
        <draw:frame draw:style-name="standard" draw:layer="layout" svg:width="13.638cm" svg:height="4.969cm" svg:x="13.354cm" svg:y="15.328cm">
          <table:table table:template-name="sun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1">
              <table:table-cell>
                <text:p><text:span text:style-name="T6">漳</text:span><text:span text:style-name="T6">/</text:span><text:span text:style-name="T6">泉</text:span></text:p>
              </table:table-cell>
              <table:table-cell>
                <text:p><text:span text:style-name="T6">雞</text:span><text:span text:style-name="T6">ke1/kue1</text:span></text:p>
              </table:table-cell>
              <table:table-cell>
                <text:p><text:span text:style-name="T6">近</text:span><text:span text:style-name="T6">kin7/kun7</text:span></text:p>
              </table:table-cell>
              <table:table-cell>
                <text:p><text:span text:style-name="T6">火</text:span><text:span text:style-name="T6">hue2/he2</text:span></text:p>
              </table:table-cell>
            </table:table-row>
            <table:table-row table:style-name="ro3" table:default-cell-style-name="ce1">
              <table:table-cell>
                <text:p><text:span text:style-name="T7">附錄句</text:span></text:p>
              </table:table-cell>
              <table:table-cell>
                <text:p>16/0</text:p>
              </table:table-cell>
              <table:table-cell>
                <text:p>5/0</text:p>
              </table:table-cell>
              <table:table-cell>
                <text:p>2/0</text:p>
              </table:table-cell>
            </table:table-row>
            <table:table-row table:style-name="ro3" table:default-cell-style-name="ce1">
              <table:table-cell>
                <text:p><text:span text:style-name="T6">華臺</text:span></text:p>
              </table:table-cell>
              <table:table-cell>
                <text:p>284/13</text:p>
              </table:table-cell>
              <table:table-cell>
                <text:p>710/45</text:p>
              </table:table-cell>
              <table:table-cell>
                <text:p>1037/25</text:p>
              </table:table-cell>
            </table:table-row>
            <table:table-row table:style-name="ro4" table:default-cell-style-name="ce1">
              <table:table-cell>
                <text:p><text:span text:style-name="T6">數位典藏</text:span></text:p>
              </table:table-cell>
              <table:table-cell>
                <text:p>229/135</text:p>
              </table:table-cell>
              <table:table-cell>
                <text:p>458/365</text:p>
              </table:table-cell>
              <table:table-cell>
                <text:p>703/39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3.31cm" svg:x="13.445cm" svg:y="9.991cm">
          <table:table table:template-name="sun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7"/>
            <table:table-row table:style-name="ro5" table:default-cell-style-name="ce1">
              <table:table-cell>
                <text:p><text:span text:style-name="T5">教育部</text:span></text:p>
              </table:table-cell>
              <table:table-cell>
                <text:p><text:span text:style-name="T5">偏漳</text:span></text:p>
              </table:table-cell>
              <table:table-cell>
                <text:p><text:span text:style-name="T5">混合</text:span></text:p>
              </table:table-cell>
              <table:table-cell>
                <text:p><text:span text:style-name="T5">偏泉</text:span></text:p>
              </table:table-cell>
            </table:table-row>
            <table:table-row table:style-name="ro5" table:default-cell-style-name="ce1">
              <table:table-cell>
                <text:p><text:span text:style-name="T5">字</text:span><text:span text:style-name="T5">/</text:span><text:span text:style-name="T5">詞</text:span></text:p>
              </table:table-cell>
              <table:table-cell>
                <text:p><text:span text:style-name="T5">36142</text:span></text:p>
              </table:table-cell>
              <table:table-cell>
                <text:p><text:span text:style-name="T5">33756</text:span></text:p>
              </table:table-cell>
              <table:table-cell>
                <text:p><text:span text:style-name="T5">46654</text:span></text:p>
              </table:table-cell>
            </table:table-row>
            <table:table-row table:style-name="ro6" table:default-cell-style-name="ce1">
              <table:table-cell>
                <text:p><text:span text:style-name="T5">例句</text:span></text:p>
              </table:table-cell>
              <table:table-cell>
                <text:p><text:span text:style-name="T5">10637</text:span></text:p>
              </table:table-cell>
              <table:table-cell>
                <text:p><text:span text:style-name="T5">9829</text:span></text:p>
              </table:table-cell>
              <table:table-cell>
                <text:p><text:span text:style-name="T5">14227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語料無一致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教育部辭典</text:p>
                <text:list>
                  <text:list-item>
                    <text:p>有斷詞、一對一</text:p>
                  </text:list-item>
                </text:list>
              </text:list-item>
              <text:list-item>
                <text:p>華臺語料庫</text:p>
                <text:list>
                  <text:list-item>
                    <text:p>斷詞組</text:p>
                  </text:list-item>
                  <text:list-item>
                    <text:p>一對一</text:p>
                  </text:list-item>
                </text:list>
              </text:list-item>
              <text:list-item>
                <text:p>數位典藏</text:p>
                <text:list>
                  <text:list-item>
                    <text:p>斷詞</text:p>
                  </text:list-item>
                  <text:list-item>
                    <text:p>只有部份字有漢字</text:p>
                    <text:p/>
                  </text:list-item>
                </text:list>
                <text:p/>
              </text:list-item>
            </text:list>
          </draw:text-box>
        </draw:frame>
        <draw:g>
          <draw:custom-shape draw:style-name="gr5" draw:text-style-name="P5" draw:layer="layout" svg:width="3.933cm" svg:height="2.3cm" svg:x="18.082cm" svg:y="13.968cm">
            <text:p text:style-name="P4"><text:span text:style-name="T5">標字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draw:layer="layout" svg:width="4.339cm" svg:height="1.6cm" svg:x="22.618cm" svg:y="11.649cm">
            <text:p text:style-name="P4"><text:span text:style-name="T5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3.6cm" svg:height="1.6cm" svg:x="13.451cm" svg:y="11.578cm">
            <text:p text:style-name="P4"><text:span text:style-name="T5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4.339cm" svg:height="2.478cm" svg:x="17.9cm" svg:y="16.842cm">
            <text:p text:style-name="P4"><text:span text:style-name="T5">教育部例句</text:span></text:p>
            <text:p text:style-name="P4"><text:span text:style-name="T5">教育部附錄</text:span></text:p>
            <text:p text:style-name="P4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3.933cm" svg:height="2.3cm" svg:x="18.082cm" svg:y="8.516cm">
            <text:p text:style-name="P4"><text:span text:style-name="T5">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0" draw:text-style-name="P4" draw:layer="layout" svg:width="2.477cm" svg:height="2.34cm" svg:x="14.513cm" svg:y="13.928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4" draw:layer="layout" svg:width="2.477cm" svg:height="2.34cm" draw:transform="rotate (1.5707963267949) translate (23.517cm 16.26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4" draw:layer="layout" svg:width="2.477cm" svg:height="2.34cm" draw:transform="rotate (-3.14159265358979) translate (25.426cm 10.836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4" draw:layer="layout" svg:width="2.477cm" svg:height="2.34cm" draw:transform="rotate (-1.5707963267949) translate (16.421cm 8.42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4" draw:text-style-name="P5" draw:layer="layout" svg:width="4.339cm" svg:height="2.478cm" svg:x="17.9cm" svg:y="5.41cm">
            <text:p text:style-name="P4"><text:span text:style-name="T5">教育部例句</text:span></text:p>
            <text:p text:style-name="P4"><text:span text:style-name="T5">教育部附錄</text:span></text:p>
            <text:p text:style-name="P4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華臺語料庫斷詞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格式無仝</text:p>
                <text:list>
                  <text:list-item>
                    <text:p>教育部辭典、典藏是斷詞</text:p>
                  </text:list-item>
                  <text:list-item>
                    <text:p>華臺是斷詞組</text:p>
                  </text:list-item>
                </text:list>
              </text:list-item>
              <text:list-item>
                <text:p>國語斷詞</text:p>
                <text:list>
                  <text:list-item>
                    <text:p>用中研院中文斷詞系統（CKIP）</text:p>
                  </text:list-item>
                </text:list>
              </text:list-item>
              <text:list-item>
                <text:p>閩南語斷詞</text:p>
                <text:list>
                  <text:list-item>
                    <text:p>用教育部辭典、典藏來斷華臺語料庫</text:p>
                  </text:list-item>
                  <text:list-item>
                    <text:p>教育部辭典攏總116552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希望詞愈長愈好</text:p>
                <text:list>
                  <text:list-item>
                    <text:p>對無仝長度的詞分數無仝</text:p>
                    <text:list>
                      <text:list-item>
                        <text:p>一字詞1分</text:p>
                      </text:list-item>
                      <text:list-item>
                        <text:p>兩字詞1/2分</text:p>
                      </text:list-item>
                      <text:list-item>
                        <text:p>三字詞1/3分</text:p>
                      </text:list-item>
                      <text:list-item>
                        <text:p>四字詞1/4分</text:p>
                      </text:list-item>
                    </text:list>
                  </text:list-item>
                  <text:list-item>
                    <text:p>限制上長四字詞</text:p>
                  </text:list-item>
                </text:list>
              </text:list-item>
              <text:list-item>
                <text:p><text:span text:style-name="T8">我</text:span><text:span text:style-name="T9">有</text:span><text:span text:style-name="T8">一張</text:span><text:span text:style-name="T9">椅仔</text:span></text:p>
                <text:list>
                  <text:list-item>
                    <text:p><text:span text:style-name="T10">1+1+1/2+1/2=3</text:span><text:span text:style-name="T10">分</text:span></text:p>
                  </text:list-item>
                  <text:list-item>
                    <text:p><text:span text:style-name="T10">用維特比（</text:span><text:span text:style-name="T10">Viterbi</text:span><text:span text:style-name="T10">）揣分數上低的斷詞切法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標漢字</text:p>
          </draw:text-box>
        </draw:frame>
        <draw:frame presentation:style-name="pr4" draw:layer="layout" svg:width="24.639cm" svg:height="13.472cm" svg:x="1.4cm" svg:y="4.914cm" presentation:class="outline" presentation:user-transformed="true">
          <draw:text-box>
            <text:list text:style-name="L2">
              <text:list-item>
                <text:p>典藏每一句</text:p>
                <text:list>
                  <text:list-item>
                    <text:p>tau5家有nng7-tshing1 khoo1</text:p>
                  </text:list-item>
                  <text:list-item>
                    <text:p>tau5-ke1 u2 nng7-tshing1 khoo1</text:p>
                  </text:list-item>
                </text:list>
              </text:list-item>
              <text:list-item>
                <text:p>希望得著</text:p>
                <text:list>
                  <text:list-item>
                    <text:p>頭家/tau5-ke1 有/u2 兩千/nng7-tshing1 箍/khoo1</text:p>
                  </text:list-item>
                  <text:list-item>
                    <text:p>揣字無參考全羅的斷詞</text:p>
                  </text:list-item>
                  <text:list-item>
                    <text:p>有辭典會當揣字</text:p>
                  </text:list-item>
                  <text:list-item>
                    <text:p>有語言模型看機率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先確定斷詞的所在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au5家有nng7-tshing1 khoo1</text:p>
                <text:list>
                  <text:list-item>
                    <text:p>斷詞結果：候選詞</text:p>
                  </text:list-item>
                  <text:list-item>
                    <text:p>tau5家/tau5-ke1：頭家/tau5-ke1</text:p>
                  </text:list-item>
                  <text:list-item>
                    <text:p>有/u2：有/u2</text:p>
                  </text:list-item>
                  <text:list-item>
                    <text:p>nng7-tshing1：兩千/nng7-tshing1、卵清/nng7-tshing1</text:p>
                  </text:list-item>
                  <text:list-item>
                    <text:p>khoo1/khoo1：呼/khoo1、可/khoo1、箍/khoo1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4.535cm" svg:y1="19.634cm" svg:x2="22.528cm" svg:y2="19.634cm" draw:start-shape="id46" draw:start-glue-point="7" draw:end-shape="id47" draw:end-glue-point="5" svg:d="m4535 19634h17993" svg:viewBox="0 0 17994 1">
          <text:p/>
        </draw:connector>
        <draw:custom-shape draw:style-name="gr4" draw:text-style-name="P5" xml:id="id46" draw:id="id46" draw:layer="layout" svg:width="3.6cm" svg:height="1.6cm" svg:x="0.935cm" svg:y="18.834cm">
          <text:p text:style-name="P4"><text:span text:style-name="T5">輸入臺語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49" draw:id="id49" draw:layer="layout" svg:width="5.8cm" svg:height="2.3cm" svg:x="14.364cm" svg:y="18.484cm">
          <text:p text:style-name="P4"><text:span text:style-name="T5">維特比（</text:span><text:span text:style-name="T5">Viterbi</text:span><text:span text:style-name="T5">）</text:span></text:p>
          <text:p text:style-name="P4"><text:span text:style-name="T5">評分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48" draw:id="id48" draw:layer="layout" svg:width="3.6cm" svg:height="1.6cm" svg:x="8.307cm" svg:y="16.166cm">
          <text:p text:style-name="P4"><text:span text:style-name="T5">語言模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47" draw:id="id47" draw:layer="layout" svg:width="4cm" svg:height="1.6cm" svg:x="22.528cm" svg:y="18.834cm">
          <text:p text:style-name="P4"><text:span text:style-name="T5">一對一臺語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1.907cm" svg:y1="16.966cm" svg:x2="17.264cm" svg:y2="18.484cm" draw:start-shape="id48" draw:start-glue-point="7" draw:end-shape="id49" draw:end-glue-point="4" svg:d="m11907 16966h5357v1518" svg:viewBox="0 0 5358 1519">
          <text:p/>
        </draw:connector>
        <draw:custom-shape draw:style-name="gr5" draw:text-style-name="P5" draw:layer="layout" svg:width="5cm" svg:height="2.3cm" svg:x="7.499cm" svg:y="18.483cm">
          <text:p text:style-name="P4"><text:span text:style-name="T5">查辭典做</text:span></text:p>
          <text:p text:style-name="P4"><text:span text:style-name="T5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找候選詞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辭典加入</text:p>
                <text:list>
                  <text:list-item>
                    <text:p>頭家/tau5-ke1</text:p>
                  </text:list-item>
                  <text:list-item>
                    <text:p>頭前/tau5-tsing5</text:p>
                  </text:list-item>
                </text:list>
              </text:list-item>
              <text:list-item>
                <text:p>四字詞</text:p>
                <text:list>
                  <text:list-item>
                    <text:p>3^1+3^2+3^3+3^4</text:p>
                    <text:list>
                      <text:list-item>
                        <text:p>120點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4" xml:id="id50" draw:id="id50" draw:layer="layout" svg:width="1.973cm" svg:height="1.973cm" svg:x="19.911cm" svg:y="5.62cm">
          <text:p text:style-name="P4">起點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3" draw:id="id53" draw:layer="layout" svg:width="2.601cm" svg:height="2.601cm" svg:x="13.365cm" svg:y="10.159cm">
          <text:p text:style-name="P4">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19.571cm" svg:y2="10.54cm" draw:start-shape="id50" draw:start-glue-point="7" draw:end-shape="id51" draw:end-glue-point="11" svg:d="m20200 7304-629 3236" svg:viewBox="0 0 630 3237">
          <text:p/>
        </draw:connector>
        <draw:custom-shape draw:style-name="gr4" draw:text-style-name="P4" xml:id="id52" draw:id="id52" draw:layer="layout" svg:width="2.601cm" svg:height="2.601cm" svg:x="21.334cm" svg:y="10.159cm">
          <text:p text:style-name="P4">頭/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22.635cm" svg:y2="10.159cm" draw:start-shape="id50" draw:start-glue-point="7" draw:end-shape="id52" draw:end-glue-point="4" svg:d="m20200 7304 2435 2855" svg:viewBox="0 0 2436 2856">
          <text:p/>
        </draw:connector>
        <draw:custom-shape draw:style-name="gr4" draw:text-style-name="P4" xml:id="id51" draw:id="id51" draw:layer="layout" svg:width="2.601cm" svg:height="2.601cm" svg:x="17.351cm" svg:y="10.159cm">
          <text:p text:style-name="P4">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15.585cm" svg:y2="10.54cm" draw:start-shape="id50" draw:start-glue-point="7" draw:end-shape="id53" draw:end-glue-point="11" svg:d="m20200 7304-4615 3236" svg:viewBox="0 0 4616 3237">
          <text:p/>
        </draw:connector>
        <draw:custom-shape draw:style-name="gr4" draw:text-style-name="P4" xml:id="id54" draw:id="id54" draw:layer="layout" svg:width="2.601cm" svg:height="2.601cm" svg:x="2.915cm" svg:y="15.696cm">
          <text:p text:style-name="P4">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4.216cm" svg:y2="15.696cm" draw:start-shape="id53" draw:start-glue-point="8" draw:end-shape="id54" draw:end-glue-point="4" svg:d="m14666 12760-10450 2936" svg:viewBox="0 0 10451 2937">
          <text:p/>
        </draw:connector>
        <draw:custom-shape draw:style-name="gr4" draw:text-style-name="P4" xml:id="id55" draw:id="id55" draw:layer="layout" svg:width="2.601cm" svg:height="2.601cm" svg:x="6.217cm" svg:y="15.696cm">
          <text:p text:style-name="P4">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7.518cm" svg:y2="15.696cm" draw:start-shape="id53" draw:start-glue-point="8" draw:end-shape="id55" draw:end-glue-point="4" svg:d="m14666 12760-7148 2936" svg:viewBox="0 0 7149 2937">
          <text:p/>
        </draw:connector>
        <draw:custom-shape draw:style-name="gr4" draw:text-style-name="P4" xml:id="id56" draw:id="id56" draw:layer="layout" svg:width="2.601cm" svg:height="2.601cm" svg:x="9.518cm" svg:y="15.696cm">
          <text:p text:style-name="P4">家/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10.819cm" svg:y2="15.696cm" draw:start-shape="id53" draw:start-glue-point="8" draw:end-shape="id56" draw:end-glue-point="4" svg:d="m14666 12760-3847 2936" svg:viewBox="0 0 3848 2937">
          <text:p/>
        </draw:connector>
        <draw:custom-shape draw:style-name="gr4" draw:text-style-name="P4" xml:id="id57" draw:id="id57" draw:layer="layout" svg:width="3.094cm" svg:height="2.601cm" svg:x="12.819cm" svg:y="15.696cm">
          <text:p text:style-name="P4">前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14.366cm" svg:y2="15.696cm" draw:start-shape="id53" draw:start-glue-point="9" draw:end-shape="id57" draw:end-glue-point="4" svg:d="m15585 12379-1219 3317" svg:viewBox="0 0 1220 3318">
          <text:p/>
        </draw:connector>
        <draw:custom-shape draw:style-name="gr4" draw:text-style-name="P4" xml:id="id58" draw:id="id58" draw:layer="layout" svg:width="3.094cm" svg:height="2.601cm" svg:x="16.613cm" svg:y="15.696cm">
          <text:p text:style-name="P4">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18.16cm" svg:y2="15.696cm" draw:start-shape="id53" draw:start-glue-point="9" draw:end-shape="id58" draw:end-glue-point="4" svg:d="m15585 12379 2575 3317" svg:viewBox="0 0 2576 3318">
          <text:p/>
        </draw:connector>
        <draw:custom-shape draw:style-name="gr4" draw:text-style-name="P4" xml:id="id59" draw:id="id59" draw:layer="layout" svg:width="3.094cm" svg:height="2.601cm" svg:x="20.405cm" svg:y="15.741cm">
          <text:p text:style-name="P4">前/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21.952cm" svg:y2="15.741cm" draw:start-shape="id53" draw:start-glue-point="9" draw:end-shape="id59" draw:end-glue-point="4" svg:d="m15585 12379 6367 3362" svg:viewBox="0 0 6368 3363">
          <text:p/>
        </draw:connector>
        <draw:frame draw:style-name="gr8" draw:layer="layout" svg:width="1.772cm" svg:height="0.992cm" svg:x="24.127cm" svg:y="16.593cm">
          <draw:text-box>
            <text:p>……</text:p>
          </draw:text-box>
        </draw:frame>
        <draw:frame draw:style-name="gr11" draw:layer="layout" svg:width="1.928cm" svg:height="0.992cm" svg:x="24.935cm" svg:y="11.101cm">
          <draw:text-box>
            <text:p>……</text:p>
          </draw:text-box>
        </draw:frame>
        <draw:custom-shape draw:style-name="gr4" draw:text-style-name="P4" xml:id="id60" draw:id="id60" draw:layer="layout" svg:width="5.518cm" svg:height="1.076cm" svg:x="4.395cm" svg:y="19.418cm">
          <text:p text:style-name="P4">頭家/tau5-ke1</text:p>
          <draw:enhanced-geometry svg:viewBox="0 0 21600 21600" draw:type="rectangle" draw:enhanced-path="M 0 0 L 21600 0 21600 21600 0 21600 0 0 Z N"/>
        </draw:custom-shape>
        <draw:custom-shape draw:style-name="gr4" draw:text-style-name="P4" xml:id="id61" draw:id="id61" draw:layer="layout" svg:width="5.518cm" svg:height="1.076cm" svg:x="15.33cm" svg:y="19.418cm">
          <text:p text:style-name="P4">頭前/tau5-tsing5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216cm" svg:y1="18.297cm" svg:x2="7.154cm" svg:y2="19.418cm" draw:start-shape="id54" draw:start-glue-point="8" draw:end-shape="id60" draw:end-glue-point="0" svg:d="m4216 18297 2938 1121" svg:viewBox="0 0 2939 1122">
          <text:p/>
        </draw:connector>
        <draw:connector draw:style-name="gr3" draw:text-style-name="P4" draw:layer="layout" draw:type="line" svg:x1="7.518cm" svg:y1="18.297cm" svg:x2="7.154cm" svg:y2="19.418cm" draw:start-shape="id55" draw:start-glue-point="8" draw:end-shape="id60" draw:end-glue-point="0" svg:d="m7518 18297-364 1121" svg:viewBox="0 0 365 1122">
          <text:p/>
        </draw:connector>
        <draw:connector draw:style-name="gr3" draw:text-style-name="P4" draw:layer="layout" draw:type="line" svg:x1="10.819cm" svg:y1="18.297cm" svg:x2="7.154cm" svg:y2="19.418cm" draw:start-shape="id56" draw:start-glue-point="8" draw:end-shape="id60" draw:end-glue-point="0" svg:d="m10819 18297-3665 1121" svg:viewBox="0 0 3666 1122">
          <text:p/>
        </draw:connector>
        <draw:connector draw:style-name="gr3" draw:text-style-name="P4" draw:layer="layout" draw:type="line" svg:x1="14.366cm" svg:y1="18.297cm" svg:x2="18.089cm" svg:y2="19.418cm" draw:start-shape="id57" draw:start-glue-point="8" draw:end-shape="id61" draw:end-glue-point="0" svg:d="m14366 18297 3723 1121" svg:viewBox="0 0 3724 1122">
          <text:p/>
        </draw:connector>
        <draw:connector draw:style-name="gr3" draw:text-style-name="P4" draw:layer="layout" draw:type="line" svg:x1="18.16cm" svg:y1="18.297cm" svg:x2="18.089cm" svg:y2="19.418cm" draw:start-shape="id58" draw:start-glue-point="8" draw:end-shape="id61" draw:end-glue-point="0" svg:d="m18160 18297-71 1121" svg:viewBox="0 0 72 1122">
          <text:p/>
        </draw:connector>
        <draw:connector draw:style-name="gr3" draw:text-style-name="P4" draw:layer="layout" draw:type="line" svg:x1="21.952cm" svg:y1="18.342cm" svg:x2="18.089cm" svg:y2="19.418cm" draw:start-shape="id59" draw:start-glue-point="8" draw:end-shape="id61" draw:end-glue-point="0" svg:d="m21952 18342-3863 1076" svg:viewBox="0 0 3864 1077">
          <text:p/>
        </draw:connecto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實作眉角</text:p>
          </draw:text-box>
        </draw:frame>
        <draw:frame presentation:style-name="pr4" draw:layer="layout" svg:width="24.639cm" svg:height="14.19cm" svg:x="1.4cm" svg:y="4.914cm" presentation:class="outline" presentation:user-transformed="true">
          <draw:text-box>
            <text:list text:style-name="L2">
              <text:list-item>
                <text:p>先莫用原本的斷詞資訊</text:p>
                <text:list>
                  <text:list-item>
                    <text:p>若一个詞有佇辭典</text:p>
                    <text:list>
                      <text:list-item>
                        <text:p>斷的資訊會佮原本仝款</text:p>
                      </text:list-item>
                    </text:list>
                  </text:list-item>
                  <text:list-item>
                    <text:p>若無佇辭典</text:p>
                    <text:list>
                      <text:list-item>
                        <text:p>原本就需要一字一字查</text:p>
                      </text:list-item>
                    </text:list>
                  </text:list-item>
                  <text:list-item>
                    <text:p>缺點</text:p>
                    <text:list>
                      <text:list-item>
                        <text:p>予伊出去耍/ｈoo7 i3 tsut4-khi2 sng2.</text:p>
                      </text:list-item>
                      <text:list-item>
                        <text:p>雨衣/ｈoo7-i3</text:p>
                      </text:list-item>
                    </text:list>
                  </text:list-item>
                  <text:list-item>
                    <text:p>有的文章內底有漢字</text:p>
                    <text:list>
                      <text:list-item>
                        <text:p>一个漢字一个詞</text:p>
                      </text:list-item>
                    </text:list>
                  </text:list-item>
                </text:list>
              </text:list-item>
              <text:list-item>
                <text:p>上尾閣照原本的斷詞斷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一開始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5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1.6cm" svg:x="22.257cm" svg:y="11.549cm"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3.995cm" svg:height="1.6cm" svg:x="1.835cm" svg:y="11.549cm"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5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第一擺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5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62" draw:id="id62" draw:layer="layout" svg:width="4.339cm" svg:height="1.6cm" svg:x="22.257cm" svg:y="11.549cm"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5" draw:id="id65" draw:layer="layout" svg:width="3.995cm" svg:height="1.6cm" svg:x="1.835cm" svg:y="11.549cm"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5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3" draw:id="id63" draw:layer="layout" svg:width="4.339cm" svg:height="1.6cm" svg:x="15.206cm" svg:y="7.108cm">
          <text:p text:style-name="P4"><text:span text:style-name="T5">01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4" draw:id="id64" draw:layer="layout" svg:width="3.95cm" svg:height="1.6cm" svg:x="8.543cm" svg:y="7.108cm">
          <text:p text:style-name="P4"><text:span text:style-name="T5">01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draw:type="line" svg:x1="22.257cm" svg:y1="12.349cm" svg:x2="19.545cm" svg:y2="7.908cm" draw:start-shape="id62" draw:start-glue-point="5" draw:end-shape="id63" draw:end-glue-point="7" svg:d="m22257 12349-2712-4441" svg:viewBox="0 0 2713 4442">
          <text:p/>
        </draw:connector>
        <draw:connector draw:style-name="gr13" draw:text-style-name="P4" draw:layer="layout" svg:x1="24.427cm" svg:y1="11.549cm" svg:x2="10.518cm" svg:y2="7.108cm" draw:start-shape="id62" draw:start-glue-point="4" draw:end-shape="id64" draw:end-glue-point="4" svg:d="m24427 11549v-4942h-13909v501" svg:viewBox="0 0 13910 4943">
          <text:p/>
        </draw:connector>
        <draw:connector draw:style-name="gr3" draw:text-style-name="P4" draw:layer="layout" draw:type="line" svg:x1="5.83cm" svg:y1="12.349cm" svg:x2="8.543cm" svg:y2="7.908cm" draw:start-shape="id65" draw:end-shape="id64" draw:end-glue-point="5" svg:d="m5830 12349 2713-4441" svg:viewBox="0 0 2714 4442">
          <text:p/>
        </draw:connector>
        <draw:connector draw:style-name="gr12" draw:text-style-name="P4" draw:layer="layout" draw:type="line" svg:x1="12.493cm" svg:y1="7.908cm" svg:x2="15.206cm" svg:y2="7.908cm" draw:start-shape="id64" draw:start-glue-point="7" draw:end-shape="id63" draw:end-glue-point="5" svg:d="m12493 7908h2713" svg:viewBox="0 0 2714 1">
          <text:p/>
        </draw:connecto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第二擺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5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66" draw:id="id66" draw:layer="layout" svg:width="4.339cm" svg:height="1.6cm" svg:x="22.257cm" svg:y="11.549cm"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0" draw:id="id70" draw:layer="layout" svg:width="3.995cm" svg:height="1.6cm" svg:x="1.835cm" svg:y="11.549cm"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5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7" draw:id="id67" draw:layer="layout" svg:width="4.339cm" svg:height="1.6cm" svg:x="15.206cm" svg:y="7.108cm">
          <text:p text:style-name="P4"><text:span text:style-name="T5">01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8" draw:id="id68" draw:layer="layout" svg:width="3.95cm" svg:height="1.6cm" svg:x="8.543cm" svg:y="7.108cm">
          <text:p text:style-name="P4"><text:span text:style-name="T5">01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9" draw:id="id69" draw:layer="layout" svg:width="4.339cm" svg:height="1.6cm" svg:x="15.206cm" svg:y="9.1cm">
          <text:p text:style-name="P4"><text:span text:style-name="T5">02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1" draw:id="id71" draw:layer="layout" svg:width="3.95cm" svg:height="1.6cm" svg:x="8.543cm" svg:y="9.085cm">
          <text:p text:style-name="P4"><text:span text:style-name="T5">02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draw:type="line" svg:x1="22.257cm" svg:y1="12.349cm" svg:x2="19.545cm" svg:y2="7.908cm" draw:start-shape="id66" draw:start-glue-point="5" draw:end-shape="id67" draw:end-glue-point="7" svg:d="m22257 12349-2712-4441" svg:viewBox="0 0 2713 4442">
          <text:p/>
        </draw:connector>
        <draw:connector draw:style-name="gr13" draw:text-style-name="P4" draw:layer="layout" svg:x1="24.427cm" svg:y1="11.549cm" svg:x2="10.518cm" svg:y2="7.108cm" draw:start-shape="id66" draw:start-glue-point="4" draw:end-shape="id68" draw:end-glue-point="4" svg:d="m24427 11549v-4942h-13909v501" svg:viewBox="0 0 13910 4943">
          <text:p/>
        </draw:connector>
        <draw:connector draw:style-name="gr12" draw:text-style-name="P4" draw:layer="layout" draw:type="line" svg:x1="22.257cm" svg:y1="12.349cm" svg:x2="19.545cm" svg:y2="9.9cm" draw:start-shape="id66" draw:start-glue-point="5" draw:end-shape="id69" draw:end-glue-point="7" svg:d="m22257 12349-2712-2449" svg:viewBox="0 0 2713 2450">
          <text:p/>
        </draw:connector>
        <draw:connector draw:style-name="gr3" draw:text-style-name="P4" draw:layer="layout" draw:type="line" svg:x1="5.83cm" svg:y1="12.349cm" svg:x2="8.543cm" svg:y2="7.908cm" draw:start-shape="id70" draw:end-shape="id68" draw:end-glue-point="5" svg:d="m5830 12349 2713-4441" svg:viewBox="0 0 2714 4442">
          <text:p/>
        </draw:connector>
        <draw:connector draw:style-name="gr3" draw:text-style-name="P4" draw:layer="layout" draw:type="line" svg:x1="5.83cm" svg:y1="12.349cm" svg:x2="8.543cm" svg:y2="9.885cm" draw:start-shape="id70" draw:start-glue-point="7" draw:end-shape="id71" draw:end-glue-point="5" svg:d="m5830 12349 2713-2464" svg:viewBox="0 0 2714 2465">
          <text:p/>
        </draw:connector>
        <draw:connector draw:style-name="gr12" draw:text-style-name="P4" draw:layer="layout" draw:type="line" svg:x1="12.493cm" svg:y1="7.908cm" svg:x2="15.206cm" svg:y2="7.908cm" draw:start-shape="id68" draw:start-glue-point="7" draw:end-shape="id67" draw:end-glue-point="5" svg:d="m12493 7908h2713" svg:viewBox="0 0 2714 1">
          <text:p/>
        </draw:connector>
        <draw:connector draw:style-name="gr12" draw:text-style-name="P4" draw:layer="layout" draw:type="line" svg:x1="12.493cm" svg:y1="9.885cm" svg:x2="15.206cm" svg:y2="9.9cm" draw:start-shape="id71" draw:start-glue-point="7" draw:end-shape="id69" draw:end-glue-point="5" svg:d="m12493 9885 2713 15" svg:viewBox="0 0 2714 16">
          <text:p/>
        </draw:connector>
        <draw:connector draw:style-name="gr3" draw:text-style-name="P4" draw:layer="layout" draw:type="line" svg:x1="15.206cm" svg:y1="7.908cm" svg:x2="12.493cm" svg:y2="9.885cm" draw:start-shape="id67" draw:start-glue-point="5" draw:end-shape="id71" svg:d="m15206 7908-2713 1977" svg:viewBox="0 0 2714 1978">
          <text:p/>
        </draw:connecto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第三擺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5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72" draw:id="id72" draw:layer="layout" svg:width="4.339cm" svg:height="1.6cm" svg:x="22.257cm" svg:y="11.549cm"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7" draw:id="id77" draw:layer="layout" svg:width="3.995cm" svg:height="1.6cm" svg:x="1.835cm" svg:y="11.549cm"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5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3" draw:id="id73" draw:layer="layout" svg:width="4.339cm" svg:height="1.6cm" svg:x="15.206cm" svg:y="7.108cm">
          <text:p text:style-name="P4"><text:span text:style-name="T5">01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4" draw:id="id74" draw:layer="layout" svg:width="3.95cm" svg:height="1.6cm" svg:x="8.543cm" svg:y="7.108cm">
          <text:p text:style-name="P4"><text:span text:style-name="T5">01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5" draw:id="id75" draw:layer="layout" svg:width="4.339cm" svg:height="1.6cm" svg:x="15.206cm" svg:y="9.1cm">
          <text:p text:style-name="P4"><text:span text:style-name="T5">02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9" draw:id="id79" draw:layer="layout" svg:width="3.95cm" svg:height="1.6cm" svg:x="8.543cm" svg:y="9.085cm">
          <text:p text:style-name="P4"><text:span text:style-name="T5">02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8" draw:id="id78" draw:layer="layout" svg:width="3.95cm" svg:height="1.6cm" svg:x="8.543cm" svg:y="11.061cm">
          <text:p text:style-name="P4"><text:span text:style-name="T5">03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6" draw:id="id76" draw:layer="layout" svg:width="4.339cm" svg:height="1.6cm" svg:x="15.206cm" svg:y="11.088cm">
          <text:p text:style-name="P4"><text:span text:style-name="T5">03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draw:type="line" svg:x1="22.257cm" svg:y1="12.349cm" svg:x2="19.545cm" svg:y2="7.908cm" draw:start-shape="id72" draw:start-glue-point="5" draw:end-shape="id73" draw:end-glue-point="7" svg:d="m22257 12349-2712-4441" svg:viewBox="0 0 2713 4442">
          <text:p/>
        </draw:connector>
        <draw:connector draw:style-name="gr13" draw:text-style-name="P4" draw:layer="layout" svg:x1="24.427cm" svg:y1="11.549cm" svg:x2="10.518cm" svg:y2="7.108cm" draw:start-shape="id72" draw:start-glue-point="4" draw:end-shape="id74" draw:end-glue-point="4" svg:d="m24427 11549v-4942h-13909v501" svg:viewBox="0 0 13910 4943">
          <text:p/>
        </draw:connector>
        <draw:connector draw:style-name="gr12" draw:text-style-name="P4" draw:layer="layout" draw:type="line" svg:x1="22.257cm" svg:y1="12.349cm" svg:x2="19.545cm" svg:y2="9.9cm" draw:start-shape="id72" draw:start-glue-point="5" draw:end-shape="id75" draw:end-glue-point="7" svg:d="m22257 12349-2712-2449" svg:viewBox="0 0 2713 2450">
          <text:p/>
        </draw:connector>
        <draw:connector draw:style-name="gr12" draw:text-style-name="P4" draw:layer="layout" draw:type="line" svg:x1="22.257cm" svg:y1="12.349cm" svg:x2="19.545cm" svg:y2="11.888cm" draw:start-shape="id72" draw:start-glue-point="5" draw:end-shape="id76" draw:end-glue-point="7" svg:d="m22257 12349-2712-461" svg:viewBox="0 0 2713 462">
          <text:p/>
        </draw:connector>
        <draw:connector draw:style-name="gr3" draw:text-style-name="P4" draw:layer="layout" draw:type="line" svg:x1="5.83cm" svg:y1="12.349cm" svg:x2="8.543cm" svg:y2="11.861cm" draw:start-shape="id77" draw:start-glue-point="7" draw:end-shape="id78" draw:end-glue-point="5" svg:d="m5830 12349 2713-488" svg:viewBox="0 0 2714 489">
          <text:p/>
        </draw:connector>
        <draw:connector draw:style-name="gr3" draw:text-style-name="P4" draw:layer="layout" draw:type="line" svg:x1="5.83cm" svg:y1="12.349cm" svg:x2="8.543cm" svg:y2="7.908cm" draw:start-shape="id77" draw:end-shape="id74" draw:end-glue-point="5" svg:d="m5830 12349 2713-4441" svg:viewBox="0 0 2714 4442">
          <text:p/>
        </draw:connector>
        <draw:connector draw:style-name="gr3" draw:text-style-name="P4" draw:layer="layout" draw:type="line" svg:x1="5.83cm" svg:y1="12.349cm" svg:x2="8.543cm" svg:y2="9.885cm" draw:start-shape="id77" draw:start-glue-point="7" draw:end-shape="id79" draw:end-glue-point="5" svg:d="m5830 12349 2713-2464" svg:viewBox="0 0 2714 2465">
          <text:p/>
        </draw:connector>
        <draw:frame draw:style-name="gr14" draw:text-style-name="P7" draw:layer="layout" svg:width="1.242cm" svg:height="1.522cm" svg:x="13.244cm" svg:y="13.215cm">
          <draw:text-box>
            <text:p text:style-name="P7"><text:span text:style-name="T5">……</text:span></text:p>
          </draw:text-box>
        </draw:frame>
        <draw:connector draw:style-name="gr12" draw:text-style-name="P4" draw:layer="layout" draw:type="line" svg:x1="12.493cm" svg:y1="7.908cm" svg:x2="15.206cm" svg:y2="7.908cm" draw:start-shape="id74" draw:start-glue-point="7" draw:end-shape="id73" draw:end-glue-point="5" svg:d="m12493 7908h2713" svg:viewBox="0 0 2714 1">
          <text:p/>
        </draw:connector>
        <draw:connector draw:style-name="gr12" draw:text-style-name="P4" draw:layer="layout" draw:type="line" svg:x1="12.493cm" svg:y1="9.885cm" svg:x2="15.206cm" svg:y2="9.9cm" draw:start-shape="id79" draw:start-glue-point="7" draw:end-shape="id75" draw:end-glue-point="5" svg:d="m12493 9885 2713 15" svg:viewBox="0 0 2714 16">
          <text:p/>
        </draw:connector>
        <draw:connector draw:style-name="gr12" draw:text-style-name="P4" draw:layer="layout" draw:type="line" svg:x1="12.493cm" svg:y1="11.861cm" svg:x2="15.206cm" svg:y2="11.888cm" draw:start-shape="id78" draw:start-glue-point="7" draw:end-shape="id76" draw:end-glue-point="5" svg:d="m12493 11861 2713 27" svg:viewBox="0 0 2714 28">
          <text:p/>
        </draw:connector>
        <draw:connector draw:style-name="gr3" draw:text-style-name="P4" draw:layer="layout" draw:type="line" svg:x1="15.206cm" svg:y1="9.9cm" svg:x2="12.493cm" svg:y2="11.861cm" draw:start-shape="id75" draw:start-glue-point="5" draw:end-shape="id78" draw:end-glue-point="7" svg:d="m15206 9900-2713 1961" svg:viewBox="0 0 2714 1962">
          <text:p/>
        </draw:connector>
        <draw:connector draw:style-name="gr3" draw:text-style-name="P4" draw:layer="layout" draw:type="line" svg:x1="15.206cm" svg:y1="7.908cm" svg:x2="12.493cm" svg:y2="9.885cm" draw:start-shape="id73" draw:start-glue-point="5" draw:end-shape="id79" svg:d="m15206 7908-2713 1977" svg:viewBox="0 0 2714 1978">
          <text:p/>
        </draw:connecto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實驗結果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訓練語料</text:p>
                <text:list>
                  <text:list-item>
                    <text:p>華臺57167教育部31200句</text:p>
                  </text:list-item>
                </text:list>
              </text:list-item>
              <text:list-item>
                <text:p>試驗語料</text:p>
                <text:list>
                  <text:list-item>
                    <text:p>華臺6954教育部3493句</text:p>
                  </text:list-item>
                </text:list>
              </text:list-item>
              <text:list-item>
                <text:p>語言模型</text:p>
                <text:list>
                  <text:list-item>
                    <text:p>訓練語料佮教育部附錄句388句</text:p>
                  </text:list-item>
                </text:list>
              </text:list-item>
            </text:list>
          </draw:text-box>
        </draw:frame>
        <draw:frame draw:style-name="standard" draw:layer="layout" svg:width="19.334cm" svg:height="5.161cm" svg:x="3.063cm" svg:y="14.668cm">
          <table:table table:template-name="sun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7" table:default-cell-style-name="ce1">
              <table:table-cell>
                <text:p>整理幾擺</text:p>
              </table:table-cell>
              <table:table-cell>
                <text:p>0*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8" table:default-cell-style-name="ce1">
              <table:table-cell>
                <text:p>語言模型</text:p>
                <text:p>無加典藏</text:p>
              </table:table-cell>
              <table:table-cell>
                <text:p>50.57</text:p>
              </table:table-cell>
              <table:table-cell>
                <text:p>53.91</text:p>
              </table:table-cell>
              <table:table-cell>
                <text:p>53.91</text:p>
              </table:table-cell>
              <table:table-cell>
                <text:p>53.91</text:p>
              </table:table-cell>
            </table:table-row>
            <table:table-row table:style-name="ro9" table:default-cell-style-name="ce1">
              <table:table-cell>
                <text:p>語言模型</text:p>
                <text:p>加典藏</text:p>
              </table:table-cell>
              <table:table-cell>
                <text:p>49.50</text:p>
              </table:table-cell>
              <table:table-cell>
                <text:p>51.94</text:p>
              </table:table-cell>
              <table:table-cell>
                <text:p>51.97</text:p>
              </table:table-cell>
              <table:table-cell>
                <text:p>51.97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layer="layout" svg:width="8.89cm" svg:height="0.992cm" svg:x="3.958cm" svg:y="19.957cm">
          <draw:text-box>
            <text:p>0*：華臺只用教育部辭典斷詞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佇使用仝款的語料時</text:p>
                <text:list>
                  <text:list-item>
                    <text:p>典藏佮華臺有互相整理過，分數有較懸</text:p>
                  </text:list-item>
                </text:list>
              </text:list-item>
              <text:list-item>
                <text:p>摻典藏做語言模型</text:p>
                <text:list>
                  <text:list-item>
                    <text:p>分數降落來</text:p>
                  </text:list-item>
                  <text:list-item>
                    <text:p>因為典藏對訓練佮試驗語料來講是外部的資料</text:p>
                  </text:list-item>
                </text:list>
              </text:list-item>
              <text:list-item>
                <text:p>分數一息仔就收斂</text:p>
                <text:list>
                  <text:list-item>
                    <text:p>華臺語料做第一擺就收斂</text:p>
                  </text:list-item>
                  <text:list-item>
                    <text:p>典藏到第二擺就收斂</text:p>
                  </text:list-item>
                  <text:list-item>
                    <text:p>整理免傷濟擺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四節：網路語料庫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流程：</text:p>
              </text:list-item>
              <text:list-item>
                <text:p>自動去google揣閩南語料</text:p>
              </text:list-item>
              <text:list-item>
                <text:p>分類國語抑是閩南語</text:p>
                <text:list>
                  <text:list-item>
                    <text:p>兩個都有→看是毋是平行語料</text:p>
                  </text:list-item>
                  <text:list-item>
                    <text:p>只有臺語→加到語言模型</text:p>
                  </text:list-item>
                </text:list>
              </text:list-item>
              <text:list-item>
                <text:p>評估好歹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附錄一：整理臺華平行語料庫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何澤政翻譯</text:p>
                <text:list>
                  <text:list-item>
                    <text:p>參考線頂辭典</text:p>
                  </text:list-item>
                </text:list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4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15" draw:text-style-name="P4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附錄二：教育部辭典處理</text:p>
          </draw:text-box>
        </draw:frame>
        <draw:frame presentation:style-name="pr5" draw:layer="layout" svg:width="23.331cm" svg:height="14.195cm" svg:x="1.4cm" svg:y="4.914cm" presentation:class="outline" presentation:user-transformed="true">
          <draw:text-box>
            <text:list text:style-name="L2">
              <text:list-item>
                <text:p>匯入</text:p>
              </text:list-item>
              <text:list-item>
                <text:p>…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附錄三：閩南語翻國語</text:p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7cm" svg:y1="14.361cm" svg:x2="26.277cm" svg:y2="15.352cm" draw:start-shape="id80" draw:end-shape="id81" draw:end-glue-point="4" svg:d="m26277 14361v991" svg:viewBox="0 0 1 992">
          <text:p/>
        </draw:connector>
        <draw:connector draw:style-name="gr3" draw:text-style-name="P4" xml:id="id91" draw:id="id91" draw:layer="layout" draw:type="line" svg:x1="26.277cm" svg:y1="6.033cm" svg:x2="26.277cm" svg:y2="12.568cm" draw:start-shape="id82" draw:start-glue-point="6" draw:end-shape="id80" draw:end-glue-point="4" svg:d="m26277 6033v6535" svg:viewBox="0 0 1 6536">
          <text:p/>
        </draw:connector>
        <draw:custom-shape draw:style-name="gr4" draw:text-style-name="P5" xml:id="id82" draw:id="id82" draw:layer="layout" svg:width="2.882cm" svg:height="1.6cm" svg:x="24.836cm" svg:y="4.433cm">
          <text:p text:style-name="P5">輸入</text:p>
          <text:p text:style-name="P5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90" draw:id="id90" draw:layer="layout" svg:width="3.933cm" svg:height="2.3cm" svg:x="15.643cm" svg:y="5.553cm">
          <text:p text:style-name="P5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xml:id="id86" draw:id="id86" draw:layer="layout" svg:width="2.545cm" svg:height="2.224cm" svg:x="18.365cm" svg:y="9.87cm">
          <text:p text:style-name="P5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83" draw:id="id83" draw:layer="layout" svg:width="4.339cm" svg:height="1.6cm" svg:x="20.397cm" svg:y="18.206cm">
          <text:p text:style-name="P5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87" draw:id="id87" draw:layer="layout" svg:width="4cm" svg:height="1.6cm" svg:x="21.671cm" svg:y="10.182cm">
          <text:p text:style-name="P5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80" draw:id="id80" draw:layer="layout" svg:width="3.058cm" svg:height="1.793cm" svg:x="24.748cm" svg:y="12.568cm">
          <text:p text:style-name="P5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81" draw:id="id81" draw:layer="layout" svg:width="2.4cm" svg:height="1.6cm" svg:x="25.077cm" svg:y="15.352cm">
          <text:p text:style-name="P5">輸出</text:p>
          <text:p text:style-name="P5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567cm" svg:y1="18.206cm" svg:x2="24.748cm" svg:y2="13.464cm" draw:start-shape="id83" draw:start-glue-point="4" draw:end-shape="id80" draw:end-glue-point="5" svg:d="m22567 18206 2181-4742" svg:viewBox="0 0 2182 4743">
          <text:p/>
        </draw:connector>
        <draw:custom-shape draw:style-name="gr4" draw:text-style-name="P5" xml:id="id85" draw:id="id85" draw:layer="layout" svg:width="3.6cm" svg:height="1.6cm" svg:x="13.207cm" svg:y="10.182cm">
          <text:p text:style-name="P5">國語閩南語</text:p>
          <text:p text:style-name="P5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88" draw:id="id88" draw:layer="layout" svg:width="3.933cm" svg:height="2.3cm" svg:x="15.643cm" svg:y="13.196cm">
          <text:p text:style-name="P5">中研院</text:p>
          <text:p text:style-name="P5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84" draw:id="id84" draw:layer="layout" svg:width="4.339cm" svg:height="1.6cm" svg:x="12.838cm" svg:y="18.206cm">
          <text:p text:style-name="P5">中研院</text:p>
          <text:p text:style-name="P5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7.177cm" svg:y1="19.006cm" svg:x2="20.397cm" svg:y2="19.006cm" draw:start-shape="id84" draw:start-glue-point="7" draw:end-shape="id83" draw:end-glue-point="5" svg:d="m17177 19006h3220" svg:viewBox="0 0 3221 1">
          <text:p/>
        </draw:connector>
        <draw:connector draw:style-name="gr3" draw:text-style-name="P4" xml:id="id89" draw:id="id89" draw:layer="layout" draw:type="line" svg:x1="16.807cm" svg:y1="10.982cm" svg:x2="18.365cm" svg:y2="10.982cm" draw:start-shape="id85" draw:start-glue-point="7" draw:end-shape="id86" svg:d="m16807 10982h1558" svg:viewBox="0 0 1559 1">
          <text:p/>
        </draw:connector>
        <draw:connector draw:style-name="gr3" draw:text-style-name="P4" xml:id="id92" draw:id="id92" draw:layer="layout" draw:type="line" svg:x1="21.671cm" svg:y1="10.982cm" svg:x2="21.671cm" svg:y2="10.982cm" draw:start-shape="id87" draw:end-shape="id87" draw:end-glue-point="5" svg:d="m21671 10982" svg:viewBox="0 0 1 1">
          <text:p/>
        </draw:connector>
        <draw:connector draw:style-name="gr3" draw:text-style-name="P4" draw:layer="layout" draw:type="line" svg:x1="17.609cm" svg:y1="13.196cm" svg:x2="17.586cm" svg:y2="10.982cm" draw:start-shape="id88" draw:end-shape="id89" draw:end-glue-point="0" svg:d="m17609 13196-23-2214" svg:viewBox="0 0 24 2215">
          <text:p/>
        </draw:connector>
        <draw:connector draw:style-name="gr3" draw:text-style-name="P4" draw:layer="layout" draw:type="line" svg:x1="19.576cm" svg:y1="6.703cm" svg:x2="26.277cm" svg:y2="9.3cm" draw:start-shape="id90" draw:start-glue-point="7" draw:end-shape="id91" draw:end-glue-point="0" svg:d="m19576 6703 6701 2597" svg:viewBox="0 0 6702 2598">
          <text:p/>
        </draw:connector>
        <draw:connector draw:style-name="gr3" draw:text-style-name="P4" draw:layer="layout" draw:type="line" svg:x1="23.671cm" svg:y1="11.782cm" svg:x2="24.748cm" svg:y2="13.464cm" draw:start-shape="id87" draw:start-glue-point="6" draw:end-shape="id80" draw:end-glue-point="5" svg:d="m23671 11782 1077 1682" svg:viewBox="0 0 1078 1683">
          <text:p/>
        </draw:connector>
        <draw:connector draw:style-name="gr3" draw:text-style-name="P4" draw:layer="layout" draw:type="line" svg:x1="20.91cm" svg:y1="10.982cm" svg:x2="21.671cm" svg:y2="10.982cm" draw:start-shape="id86" draw:start-glue-point="7" draw:end-shape="id92" draw:end-glue-point="0" svg:d="m20910 10982h761" svg:viewBox="0 0 762 1">
          <text:p/>
        </draw:connector>
        <draw:custom-shape draw:style-name="gr2" draw:text-style-name="P4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5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4.957cm" svg:y1="16.151cm" svg:x2="5.898cm" svg:y2="16.151cm" draw:start-shape="id93" draw:start-glue-point="7" draw:end-shape="id94" draw:end-glue-point="5" svg:d="m4957 16151h941" svg:viewBox="0 0 942 1">
          <text:p/>
        </draw:connector>
        <draw:custom-shape draw:style-name="gr4" draw:text-style-name="P4" xml:id="id95" draw:id="id95" draw:layer="layout" svg:width="4.012cm" svg:height="1.6cm" svg:x="5.457cm" svg:y="18.777cm">
          <text:p text:style-name="P4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93" draw:id="id93" draw:layer="layout" svg:width="4cm" svg:height="1.6cm" svg:x="0.957cm" svg:y="15.351cm">
          <text:p text:style-name="P4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94" draw:id="id94" draw:layer="layout" svg:width="3.058cm" svg:height="1.793cm" svg:x="5.898cm" svg:y="15.255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102" draw:id="id102" draw:layer="layout" svg:width="2.98cm" svg:height="1.6cm" svg:x="24.62cm" svg:y="15.351cm">
          <text:p text:style-name="P4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7.463cm" svg:y1="18.777cm" svg:x2="7.427cm" svg:y2="17.048cm" draw:start-shape="id95" draw:start-glue-point="4" draw:end-shape="id94" draw:end-glue-point="6" svg:d="m7463 18777-36-1729" svg:viewBox="0 0 37 1730">
          <text:p/>
        </draw:connector>
        <draw:custom-shape draw:style-name="gr5" draw:text-style-name="P4" xml:id="id97" draw:id="id97" draw:layer="layout" svg:width="3.058cm" svg:height="1.793cm" svg:x="9.898cm" svg:y="15.254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99" draw:id="id99" draw:layer="layout" svg:width="3.058cm" svg:height="1.793cm" svg:x="13.897cm" svg:y="15.253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101" draw:id="id101" draw:layer="layout" svg:width="5.785cm" svg:height="1.793cm" svg:x="17.897cm" svg:y="15.252cm">
          <text:p text:style-name="P4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100" draw:id="id100" draw:layer="layout" svg:width="3.6cm" svg:height="1.6cm" svg:x="18.989cm" svg:y="18.731cm">
          <text:p text:style-name="P4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96" draw:id="id96" draw:layer="layout" svg:width="2.87cm" svg:height="1.6cm" svg:x="9.992cm" svg:y="18.776cm">
          <text:p text:style-name="P4">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98" draw:id="id98" draw:layer="layout" svg:width="2.285cm" svg:height="1.6cm" svg:x="14.284cm" svg:y="18.775cm">
          <text:p text:style-name="P4">字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1.427cm" svg:y1="18.776cm" svg:x2="11.427cm" svg:y2="17.047cm" draw:start-shape="id96" draw:start-glue-point="4" draw:end-shape="id97" draw:end-glue-point="6" svg:d="m11427 18776v-1729" svg:viewBox="0 0 1 1730">
          <text:p/>
        </draw:connector>
        <draw:connector draw:style-name="gr3" draw:text-style-name="P4" draw:layer="layout" draw:type="line" svg:x1="15.427cm" svg:y1="18.775cm" svg:x2="15.426cm" svg:y2="17.046cm" draw:start-shape="id98" draw:start-glue-point="4" draw:end-shape="id99" draw:end-glue-point="6" svg:d="m15427 18775-1-1729" svg:viewBox="0 0 2 1730">
          <text:p/>
        </draw:connector>
        <draw:connector draw:style-name="gr3" draw:text-style-name="P4" draw:layer="layout" draw:type="line" svg:x1="20.789cm" svg:y1="18.731cm" svg:x2="20.79cm" svg:y2="17.045cm" draw:start-shape="id100" draw:start-glue-point="4" draw:end-shape="id101" draw:end-glue-point="6" svg:d="m20789 18731 1-1686" svg:viewBox="0 0 2 1687">
          <text:p/>
        </draw:connector>
        <draw:connector draw:style-name="gr3" draw:text-style-name="P4" draw:layer="layout" svg:x1="7.427cm" svg:y1="15.255cm" svg:x2="17.897cm" svg:y2="16.148cm" draw:start-shape="id94" draw:start-glue-point="4" draw:end-shape="id101" draw:end-glue-point="5" svg:d="m7427 15255v-502h6000v1395h4470" svg:viewBox="0 0 10471 1396">
          <text:p/>
        </draw:connector>
        <draw:connector draw:style-name="gr3" draw:text-style-name="P4" draw:layer="layout" svg:x1="11.427cm" svg:y1="15.254cm" svg:x2="17.897cm" svg:y2="16.148cm" draw:start-shape="id97" draw:start-glue-point="4" draw:end-shape="id101" draw:end-glue-point="5" svg:d="m11427 15254v-502h4000v1396h2470" svg:viewBox="0 0 6471 1397">
          <text:p/>
        </draw:connector>
        <draw:connector draw:style-name="gr3" draw:text-style-name="P4" draw:layer="layout" svg:x1="15.426cm" svg:y1="15.253cm" svg:x2="17.897cm" svg:y2="16.148cm" draw:start-shape="id99" draw:start-glue-point="4" draw:end-shape="id101" draw:end-glue-point="5" svg:d="m15426 15253v-503h-2030v1398h4501" svg:viewBox="0 0 4502 1399">
          <text:p/>
        </draw:connector>
        <draw:connector draw:style-name="gr3" draw:text-style-name="P4" draw:layer="layout" draw:type="line" svg:x1="8.956cm" svg:y1="16.151cm" svg:x2="9.898cm" svg:y2="16.15cm" draw:start-shape="id94" draw:start-glue-point="7" draw:end-shape="id97" draw:end-glue-point="5" svg:d="m8956 16151 942-1" svg:viewBox="0 0 943 2">
          <text:p/>
        </draw:connector>
        <draw:connector draw:style-name="gr3" draw:text-style-name="P4" draw:layer="layout" draw:type="line" svg:x1="12.956cm" svg:y1="16.15cm" svg:x2="13.897cm" svg:y2="16.149cm" draw:start-shape="id97" draw:start-glue-point="7" draw:end-shape="id99" draw:end-glue-point="5" svg:d="m12956 16150 941-1" svg:viewBox="0 0 942 2">
          <text:p/>
        </draw:connector>
        <draw:connector draw:style-name="gr3" draw:text-style-name="P4" draw:layer="layout" draw:type="line" svg:x1="23.682cm" svg:y1="16.148cm" svg:x2="24.62cm" svg:y2="16.151cm" draw:start-shape="id101" draw:start-glue-point="7" draw:end-shape="id102" draw:end-glue-point="5" svg:d="m23682 16148 938 3" svg:viewBox="0 0 939 4">
          <text:p/>
        </draw:connecto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5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3" draw:text-style-name="P4" draw:layer="layout" draw:type="line" svg:x1="26.277cm" svg:y1="14.361cm" svg:x2="26.277cm" svg:y2="15.352cm" draw:start-shape="id103" draw:end-shape="id104" draw:end-glue-point="4" svg:d="m26277 14361v991" svg:viewBox="0 0 1 992">
            <text:p/>
          </draw:connector>
          <draw:connector draw:style-name="gr3" draw:text-style-name="P4" xml:id="id115" draw:id="id115" draw:layer="layout" draw:type="line" svg:x1="26.277cm" svg:y1="6.033cm" svg:x2="26.277cm" svg:y2="12.568cm" draw:start-shape="id105" draw:start-glue-point="6" draw:end-shape="id103" draw:end-glue-point="4" svg:d="m26277 6033v6535" svg:viewBox="0 0 1 6536">
            <text:p/>
          </draw:connector>
          <draw:custom-shape draw:style-name="gr4" draw:text-style-name="P5" xml:id="id105" draw:id="id105" draw:layer="layout" svg:width="2.882cm" svg:height="1.6cm" svg:x="24.836cm" svg:y="4.433cm">
            <text:p text:style-name="P4"><text:span text:style-name="T5">輸入</text:span></text:p>
            <text:p text:style-name="P4"><text:span text:style-name="T5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13" draw:id="id113" draw:layer="layout" svg:width="3.933cm" svg:height="2.3cm" svg:x="15.643cm" svg:y="5.553cm">
            <text:p text:style-name="P4"><text:span text:style-name="T5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5" xml:id="id109" draw:id="id109" draw:layer="layout" svg:width="2.545cm" svg:height="2.224cm" svg:x="18.365cm" svg:y="9.87cm">
            <text:p text:style-name="P4"><text:span text:style-name="T5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06" draw:id="id106" draw:layer="layout" svg:width="3.6cm" svg:height="1.6cm" svg:x="20.397cm" svg:y="18.206cm">
            <text:p text:style-name="P4"><text:span text:style-name="T5">閩南語</text:span></text:p>
            <text:p text:style-name="P4"><text:span text:style-name="T5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110" draw:id="id110" draw:layer="layout" svg:width="4cm" svg:height="1.6cm" svg:x="21.671cm" svg:y="10.182cm">
            <text:p text:style-name="P4"><text:span text:style-name="T5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03" draw:id="id103" draw:layer="layout" svg:width="3.058cm" svg:height="1.793cm" svg:x="24.748cm" svg:y="12.568cm">
            <text:p text:style-name="P4"><text:span text:style-name="T5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04" draw:id="id104" draw:layer="layout" svg:width="2.4cm" svg:height="1.6cm" svg:x="25.077cm" svg:y="15.352cm">
            <text:p text:style-name="P4"><text:span text:style-name="T5">輸出</text:span></text:p>
            <text:p text:style-name="P4"><text:span text:style-name="T5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draw:layer="layout" draw:type="line" svg:x1="22.197cm" svg:y1="18.206cm" svg:x2="24.748cm" svg:y2="13.464cm" draw:start-shape="id106" draw:start-glue-point="4" draw:end-shape="id103" draw:end-glue-point="5" svg:d="m22197 18206 2551-4742" svg:viewBox="0 0 2552 4743">
            <text:p/>
          </draw:connector>
          <draw:custom-shape draw:style-name="gr4" draw:text-style-name="P5" xml:id="id108" draw:id="id108" draw:layer="layout" svg:width="3.6cm" svg:height="1.6cm" svg:x="13.207cm" svg:y="10.182cm">
            <text:p text:style-name="P4"><text:span text:style-name="T5">國語閩南語</text:span></text:p>
            <text:p text:style-name="P4"><text:span text:style-name="T5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11" draw:id="id111" draw:layer="layout" svg:width="3.933cm" svg:height="2.3cm" svg:x="15.643cm" svg:y="13.196cm">
            <text:p text:style-name="P4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07" draw:id="id107" draw:layer="layout" svg:width="4.339cm" svg:height="1.6cm" svg:x="12.838cm" svg:y="18.206cm">
            <text:p text:style-name="P4"><text:span text:style-name="T5">大量純閩南語</text:span></text:p>
            <text:p text:style-name="P4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xml:id="id114" draw:id="id114" draw:layer="layout" draw:type="line" svg:x1="17.177cm" svg:y1="19.006cm" svg:x2="20.397cm" svg:y2="19.006cm" draw:start-shape="id107" draw:start-glue-point="7" draw:end-shape="id106" draw:end-glue-point="5" svg:d="m17177 19006h3220" svg:viewBox="0 0 3221 1">
            <text:p/>
          </draw:connector>
          <draw:connector draw:style-name="gr3" draw:text-style-name="P4" xml:id="id112" draw:id="id112" draw:layer="layout" draw:type="line" svg:x1="16.807cm" svg:y1="10.982cm" svg:x2="18.365cm" svg:y2="10.982cm" draw:start-shape="id108" draw:start-glue-point="7" draw:end-shape="id109" svg:d="m16807 10982h1558" svg:viewBox="0 0 1559 1">
            <text:p/>
          </draw:connector>
          <draw:connector draw:style-name="gr3" draw:text-style-name="P4" xml:id="id116" draw:id="id116" draw:layer="layout" draw:type="line" svg:x1="21.671cm" svg:y1="10.982cm" svg:x2="21.671cm" svg:y2="10.982cm" draw:start-shape="id110" draw:end-shape="id110" draw:end-glue-point="5" svg:d="" svg:viewBox="0 0 1 1">
            <text:p/>
          </draw:connector>
          <draw:connector draw:style-name="gr3" draw:text-style-name="P4" draw:layer="layout" draw:type="line" svg:x1="17.609cm" svg:y1="13.196cm" svg:x2="17.586cm" svg:y2="10.982cm" draw:start-shape="id111" draw:end-shape="id112" draw:end-glue-point="0" svg:d="m17609 13196-23-2214" svg:viewBox="0 0 24 2215">
            <text:p/>
          </draw:connector>
          <draw:connector draw:style-name="gr3" draw:text-style-name="P4" draw:layer="layout" draw:type="line" svg:x1="17.61cm" svg:y1="7.853cm" svg:x2="17.586cm" svg:y2="10.982cm" draw:start-shape="id113" draw:start-glue-point="6" draw:end-shape="id112" draw:end-glue-point="0" svg:d="m17610 7853-24 3129" svg:viewBox="0 0 25 3130">
            <text:p/>
          </draw:connector>
          <draw:connector draw:style-name="gr3" draw:text-style-name="P4" draw:layer="layout" draw:type="line" svg:x1="17.61cm" svg:y1="15.496cm" svg:x2="18.787cm" svg:y2="19.006cm" draw:start-shape="id111" draw:start-glue-point="6" draw:end-shape="id114" draw:end-glue-point="0" svg:d="m17610 15496 1177 3510" svg:viewBox="0 0 1178 3511">
            <text:p/>
          </draw:connector>
          <draw:connector draw:style-name="gr3" draw:text-style-name="P4" draw:layer="layout" draw:type="line" svg:x1="19.576cm" svg:y1="6.703cm" svg:x2="26.277cm" svg:y2="9.3cm" draw:start-shape="id113" draw:start-glue-point="7" draw:end-shape="id115" draw:end-glue-point="0" svg:d="m19576 6703 6701 2597" svg:viewBox="0 0 6702 2598">
            <text:p/>
          </draw:connector>
          <draw:connector draw:style-name="gr3" draw:text-style-name="P4" draw:layer="layout" draw:type="line" svg:x1="23.671cm" svg:y1="11.782cm" svg:x2="24.748cm" svg:y2="13.464cm" draw:start-shape="id110" draw:start-glue-point="6" draw:end-shape="id103" draw:end-glue-point="5" svg:d="m23671 11782 1077 1682" svg:viewBox="0 0 1078 1683">
            <text:p/>
          </draw:connector>
          <draw:connector draw:style-name="gr3" draw:text-style-name="P4" draw:layer="layout" draw:type="line" svg:x1="20.91cm" svg:y1="10.982cm" svg:x2="21.671cm" svg:y2="10.982cm" draw:start-shape="id109" draw:start-glue-point="7" draw:end-shape="id116" draw:end-glue-point="0" svg:d="m20910 10982h761" svg:viewBox="0 0 762 1">
            <text:p/>
          </draw:connector>
          <draw:connector draw:style-name="gr12" draw:text-style-name="P4" draw:layer="layout" draw:type="line" svg:x1="15.007cm" svg:y1="11.782cm" svg:x2="15.008cm" svg:y2="18.206cm" draw:start-shape="id108" draw:start-glue-point="6" draw:end-shape="id107" draw:end-glue-point="4" svg:d="m15007 11782 1 6424" svg:viewBox="0 0 2 6425">
            <text:p/>
          </draw:connector>
          <draw:connector draw:style-name="gr12" draw:text-style-name="P4" draw:layer="layout" draw:type="line" svg:x1="22.197cm" svg:y1="18.206cm" svg:x2="19.576cm" svg:y2="14.346cm" draw:start-shape="id106" draw:start-glue-point="4" draw:end-shape="id111" draw:end-glue-point="7" svg:d="m22197 18206-2621-3860" svg:viewBox="0 0 2622 3861">
            <text:p/>
          </draw:connector>
        </draw:g>
        <draw:custom-shape draw:style-name="gr2" draw:text-style-name="P4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4" draw:text-style-name="P5" xml:id="id118" draw:id="id118" draw:layer="layout" svg:width="3.89cm" svg:height="1.779cm" svg:x="4.979cm" svg:y="16.503cm">
            <text:p text:style-name="P4"><text:span text:style-name="T5">閩南語</text:span></text:p>
            <text:p text:style-name="P4"><text:span text:style-name="T5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xml:id="id117" draw:id="id117" draw:layer="layout" svg:width="3.89cm" svg:height="1.779cm" svg:x="4.979cm" svg:y="12.328cm">
            <text:p text:style-name="P4"><text:span text:style-name="T5">國語閩南語</text:span></text:p>
            <text:p text:style-name="P4"><text:span text:style-name="T5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xml:id="id119" draw:id="id119" draw:layer="layout" svg:width="3.933cm" svg:height="2.3cm" svg:x="12.913cm" svg:y="16.242cm">
            <text:p text:style-name="P4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21" draw:id="id121" draw:layer="layout" svg:width="4.689cm" svg:height="1.779cm" svg:x="20.299cm" svg:y="16.503cm">
            <text:p text:style-name="P4"><text:span text:style-name="T5">大量純閩南語</text:span></text:p>
            <text:p text:style-name="P4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draw:layer="layout" draw:type="line" svg:x1="6.924cm" svg:y1="14.107cm" svg:x2="6.924cm" svg:y2="16.503cm" draw:start-shape="id117" draw:start-glue-point="6" draw:end-shape="id118" draw:end-glue-point="4" svg:d="m6924 14107v2396" svg:viewBox="0 0 1 2397">
            <text:p/>
          </draw:connector>
          <draw:connector draw:style-name="gr3" draw:text-style-name="P4" draw:layer="layout" draw:type="line" svg:x1="14.88cm" svg:y1="16.242cm" svg:x2="14.88cm" svg:y2="14.367cm" draw:start-shape="id119" draw:start-glue-point="4" draw:end-shape="id120" draw:end-glue-point="6" svg:d="m14880 16242v-1875" svg:viewBox="0 0 1 1876">
            <text:p/>
          </draw:connector>
          <draw:connector draw:style-name="gr12" draw:text-style-name="P4" draw:layer="layout" draw:type="line" svg:x1="8.869cm" svg:y1="17.392cm" svg:x2="12.913cm" svg:y2="17.392cm" draw:start-shape="id118" draw:start-glue-point="7" draw:end-shape="id119" draw:end-glue-point="5" svg:d="m8869 17392h4044" svg:viewBox="0 0 4045 1">
            <text:p/>
          </draw:connector>
          <draw:connector draw:style-name="gr3" draw:text-style-name="P4" draw:layer="layout" draw:type="line" svg:x1="20.299cm" svg:y1="17.392cm" svg:x2="16.846cm" svg:y2="17.392cm" draw:start-shape="id121" draw:start-glue-point="5" draw:end-shape="id119" draw:end-glue-point="7" svg:d="m20299 17392h-3453" svg:viewBox="0 0 3454 1">
            <text:p/>
          </draw:connector>
          <draw:custom-shape draw:style-name="gr5" draw:text-style-name="P5" xml:id="id120" draw:id="id120" draw:layer="layout" svg:width="3.933cm" svg:height="2.3cm" svg:x="12.913cm" svg:y="12.067cm">
            <text:p text:style-name="P4"><text:span text:style-name="T5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3" draw:text-style-name="P4" draw:layer="layout" draw:type="line" svg:x1="12.913cm" svg:y1="13.217cm" svg:x2="6.924cm" svg:y2="16.503cm" draw:start-shape="id120" draw:start-glue-point="5" draw:end-shape="id118" draw:end-glue-point="4" svg:d="m12913 13217-5989 3286" svg:viewBox="0 0 5990 3287">
            <text:p/>
          </draw:connector>
        </draw:g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暫存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預設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4" draw:text-style-name="P4" xml:id="id122" draw:id="id122" draw:layer="layout" svg:width="4.4cm" svg:height="1.8cm" svg:x="1.8cm" svg:y="11.433cm">
            <text:p text:style-name="P4">國語字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6.2cm" svg:y1="12.333cm" svg:x2="13.2cm" svg:y2="12.333cm" draw:start-shape="id122" draw:start-glue-point="1" draw:end-shape="id123" draw:end-glue-point="3" svg:d="m6200 12333h7000" svg:viewBox="0 0 7001 1">
            <text:p/>
          </draw:connector>
          <draw:custom-shape draw:style-name="gr4" draw:text-style-name="P4" xml:id="id123" draw:id="id123" draw:layer="layout" svg:width="4.4cm" svg:height="1.8cm" svg:x="13.2cm" svg:y="11.4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24" draw:id="id124" draw:layer="layout" svg:width="4.4cm" svg:height="1.8cm" svg:x="22.8cm" svg:y="11.4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17.6cm" svg:y1="12.333cm" svg:x2="22.8cm" svg:y2="12.333cm" draw:start-shape="id123" draw:start-glue-point="1" draw:end-shape="id124" draw:end-glue-point="3" svg:d="m17600 12333h5200" svg:viewBox="0 0 5201 1">
            <text:p/>
          </draw:connector>
          <draw:custom-shape draw:style-name="gr5" draw:text-style-name="P4" draw:layer="layout" svg:width="3.302cm" svg:height="2.667cm" svg:x="8.098cm" svg:y="11.0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18.4cm" svg:y="11.166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126" draw:id="id126" draw:layer="layout" svg:width="4.4cm" svg:height="1.8cm" svg:x="12.2cm" svg:y="18.2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25" draw:id="id125" draw:layer="layout" svg:width="4.4cm" svg:height="1.8cm" svg:x="1.8cm" svg:y="18.2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4cm" svg:y1="13.233cm" svg:x2="4cm" svg:y2="18.233cm" draw:start-shape="id122" draw:start-glue-point="2" draw:end-shape="id125" draw:end-glue-point="0" svg:d="m4000 13233v5000" svg:viewBox="0 0 1 5001">
            <text:p/>
          </draw:connector>
          <draw:connector draw:style-name="gr3" draw:text-style-name="P4" draw:layer="layout" draw:type="line" svg:x1="6.2cm" svg:y1="19.133cm" svg:x2="12.2cm" svg:y2="19.133cm" draw:start-shape="id125" draw:start-glue-point="1" draw:end-shape="id126" svg:d="m6200 19133h6000" svg:viewBox="0 0 6001 1">
            <text:p/>
          </draw:connector>
          <draw:custom-shape draw:style-name="gr5" draw:text-style-name="P4" draw:layer="layout" svg:width="3.302cm" svg:height="2.667cm" svg:x="2.298cm" svg:y="14.4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7.498cm" svg:y="17.833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16" draw:text-style-name="P8" draw:layer="layout" svg:width="13.752cm" svg:height="4.722cm" svg:x="15.34cm" svg:y="14.018cm">
          <draw:text-box>
            <text:list text:style-name="L2">
              <text:list-item>
                <text:p><text:span text:style-name="T11">兩者共同缺點</text:span></text:p>
                <text:list>
                  <text:list-item>
                    <text:p><text:span text:style-name="T11">無法使用漢羅語料</text:span></text:p>
                  </text:list-item>
                  <text:list-item>
                    <text:p><text:span text:style-name="T11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問題</text:p>
          </draw:text-box>
        </draw:frame>
        <draw:frame presentation:style-name="pr4" draw:layer="layout" svg:width="24.639cm" svg:height="14.324cm" svg:x="1.4cm" svg:y="4.914cm" presentation:class="outline" presentation:user-transformed="true">
          <draw:text-box>
            <text:list text:style-name="L2">
              <text:list-item>
                <text:p>照第一個出現的錯誤</text:p>
              </text:list-item>
              <text:list-item>
                <text:p>照字翻</text:p>
                <text:list>
                  <text:list-item>
                    <text:p>12</text:p>
                  </text:list-item>
                  <text:list-item>
                    <text:p>手中 <text:tab/>tshiu2 lai7 tshiu2 tiong1</text:p>
                  </text:list-item>
                </text:list>
              </text:list-item>
              <text:list-item>
                <text:p>較道地</text:p>
                <text:list>
                  <text:list-item>
                    <text:p>7</text:p>
                  </text:list-item>
                  <text:list-item>
                    <text:p>工作 kang1 tsok4 khang1 khue3</text:p>
                  </text:list-item>
                </text:list>
              </text:list-item>
              <text:list-item>
                <text:p>可變動</text:p>
                <text:list>
                  <text:list-item>
                    <text:p>10 過晝 中晝 //一寡 一寡仔</text:p>
                  </text:list-item>
                  <text:list-item>
                    <text:p>2 腔口 予 hoo7 ho7</text:p>
                  </text:list-item>
                </text:list>
              </text:list-item>
              <text:list-item>
                <text:p>毋著意思</text:p>
                <text:list>
                  <text:list-item>
                    <text:p>6</text:p>
                  </text:list-item>
                </text:list>
              </text:list-item>
              <text:list-item>
                <text:p>文讀選毋著</text:p>
                <text:list>
                  <text:list-item>
                    <text:p>3</text:p>
                  </text:list-item>
                </text:list>
              </text:list-item>
              <text:list-item>
                <text:p>試驗語料音標毋著</text:p>
                <text:list>
                  <text:list-item>
                    <text:p>8</text:p>
                  </text:list-item>
                </text:list>
              </text:list-item>
              <text:list-item>
                <text:p>語料有多詞 1 喝完 發現 （尾仔）啤酒 裡面 有 蟑螂</text:p>
              </text:list-item>
              <text:list-item>
                <text:p>未知詞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4.638cm" svg:height="11.318cm" svg:x="1.4cm" svg:y="4.914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>
                <text:p><text:span text:style-name="T5">種類</text:span></text:p>
              </table:table-cell>
              <table:table-cell>
                <text:p><text:span text:style-name="T5">個數</text:span></text:p>
              </table:table-cell>
              <table:table-cell>
                <text:p><text:span text:style-name="T5">國語</text:span></text:p>
              </table:table-cell>
              <table:table-cell>
                <text:p><text:span text:style-name="T5">答案</text:span></text:p>
              </table:table-cell>
              <table:table-cell>
                <text:p><text:span text:style-name="T5">翻出來結果</text:span></text:p>
              </table:table-cell>
            </table:table-row>
            <table:table-row table:style-name="ro10" table:default-cell-style-name="ce3">
              <table:table-cell>
                <text:p><text:span text:style-name="T12">照字翻</text:span></text:p>
              </table:table-cell>
              <table:table-cell>
                <text:p><text:span text:style-name="T12">12</text:span></text:p>
              </table:table-cell>
              <table:table-cell>
                <text:p><text:span text:style-name="T12">手中 </text:span></text:p>
              </table:table-cell>
              <table:table-cell>
                <text:p><text:span text:style-name="T12">tshiu2 lai7</text:span></text:p>
              </table:table-cell>
              <table:table-cell table:style-name="ce1">
                <text:p><text:span text:style-name="T12">tshiu2 tiong1</text:span></text:p>
              </table:table-cell>
            </table:table-row>
            <table:table-row table:style-name="ro10" table:default-cell-style-name="ce3">
              <table:table-cell>
                <text:p><text:span text:style-name="T12">較道地</text:span></text:p>
              </table:table-cell>
              <table:table-cell>
                <text:p><text:span text:style-name="T12">7</text:span></text:p>
              </table:table-cell>
              <table:table-cell>
                <text:p><text:span text:style-name="T12">工作</text:span></text:p>
              </table:table-cell>
              <table:table-cell>
                <text:p><text:span text:style-name="T12">kang1 tsok4</text:span></text:p>
              </table:table-cell>
              <table:table-cell table:style-name="ce1">
                <text:p><text:span text:style-name="T12">khang1 khue3</text:span></text:p>
              </table:table-cell>
            </table:table-row>
            <table:table-row table:style-name="ro1" table:default-cell-style-name="ce3">
              <table:table-cell>
                <text:p><text:span text:style-name="T12">其他同義詞</text:span></text:p>
              </table:table-cell>
              <table:table-cell>
                <text:p><text:span text:style-name="T12">10</text:span></text:p>
              </table:table-cell>
              <table:table-cell>
                <text:p><text:span text:style-name="T12">過晝</text:span><text:span text:style-name="T12">/</text:span><text:span text:style-name="T12">中晝</text:span></text:p>
              </table:table-cell>
              <table:table-cell>
                <text:p><text:span text:style-name="T12">一寡</text:span><text:span text:style-name="T12">/</text:span><text:span text:style-name="T12">一寡仔</text:span></text:p>
              </table:table-cell>
              <table:table-cell table:style-name="ce1"/>
            </table:table-row>
            <table:table-row table:style-name="ro10" table:default-cell-style-name="ce3">
              <table:table-cell>
                <text:p><text:span text:style-name="T12">毋著意思</text:span></text:p>
              </table:table-cell>
              <table:table-cell>
                <text:p><text:span text:style-name="T12">7</text:span></text:p>
              </table:table-cell>
              <table:table-cell>
                <text:p><text:span text:style-name="T12">帶</text:span></text:p>
              </table:table-cell>
              <table:table-cell>
                <text:p><text:span text:style-name="T12">theh8</text:span></text:p>
              </table:table-cell>
              <table:table-cell table:style-name="ce1">
                <text:p><text:span text:style-name="T12">tshua7</text:span></text:p>
              </table:table-cell>
            </table:table-row>
            <table:table-row table:style-name="ro10" table:default-cell-style-name="ce3">
              <table:table-cell>
                <text:p><text:span text:style-name="T12">文讀選毋著</text:span></text:p>
              </table:table-cell>
              <table:table-cell>
                <text:p><text:span text:style-name="T12">3</text:span></text:p>
              </table:table-cell>
              <table:table-cell>
                <text:p><text:span text:style-name="T12">一九「三」七</text:span></text:p>
              </table:table-cell>
              <table:table-cell>
                <text:p><text:span text:style-name="T12">sam1</text:span></text:p>
              </table:table-cell>
              <table:table-cell table:style-name="ce1">
                <text:p><text:span text:style-name="T5">sann1</text:span></text:p>
              </table:table-cell>
            </table:table-row>
            <table:table-row table:style-name="ro1" table:default-cell-style-name="ce3">
              <table:table-cell>
                <text:p><text:span text:style-name="T12">未知詞</text:span></text:p>
              </table:table-cell>
              <table:table-cell>
                <text:p><text:span text:style-name="T12">1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3">
              <table:table-cell>
                <text:p><text:span text:style-name="T12">少詞</text:span></text:p>
              </table:table-cell>
              <table:table-cell>
                <text:p><text:span text:style-name="T12">1</text:span></text:p>
              </table:table-cell>
              <table:table-cell>
                <text:p><text:span text:style-name="T12">佮答案比減一詞</text:span></text:p>
              </table:table-cell>
              <table:table-cell/>
              <table:table-cell table:style-name="ce1"/>
            </table:table-row>
            <table:table-row table:style-name="ro11" table:default-cell-style-name="ce3">
              <table:table-cell>
                <text:p><text:span text:style-name="T12">試驗語料音標毋著</text:span></text:p>
              </table:table-cell>
              <table:table-cell>
                <text:p><text:span text:style-name="T12">8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1">
              <table:table-cell table:style-name="ce3"/>
              <table:table-cell table:style-name="ce3"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預設" presentation:presentation-page-layout-name="AL3T3"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進度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3">一</text:span> 個 <text:span text:style-name="T13">大</text:span></text:p>
                <text:list>
                  <text:list-item>
                    <text:p><text:span text:style-name="T13">一｜</text:span><text:span text:style-name="T13">tsit8</text:span> 个｜e5 <text:span text:style-name="T13">大｜</text:span><text:span text:style-name="T13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13">一</text:span> 個 <text:span text:style-name="T13">大</text:span> </text:p>
                <text:list>
                  <text:list-item>
                    <text:p><text:span text:style-name="T13">一｜</text:span><text:span text:style-name="T13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3電腦算的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有校對改過，請看校對結果 <text:tab/>91217</text:p>
              </text:list-item>
              <text:list-item>
                <text:p>電腦算的結果 <text:tab/>91087</text:p>
              </text:list-item>
              <text:list-item>
                <text:p>有校對改過，請看結果 <text:tab/>72959</text:p>
              </text:list-item>
              <text:list-item>
                <text:p>電腦校對 <text:tab/>72195</text:p>
              </text:list-item>
              <text:list-item>
                <text:p>猶未檢查 <text:tab/>66688</text:p>
              </text:list-item>
              <text:list-item>
                <text:p>愛改 <text:tab/>3295</text:p>
              </text:list-item>
              <text:list-item>
                <text:p>人工校對 <text:tab/>1009</text:p>
              </text:list-item>
              <text:list-item>
                <text:p>外來詞袂曉處理 <text:tab/>79</text:p>
              </text:list-item>
              <text:list-item>
                <text:p>毋知，愛查，以後處理 <text:tab/>30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9人工校對了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1990</text:p>
              </text:list-item>
              <text:list-item>
                <text:p>電腦算的結果 <text:tab/>91281</text:p>
              </text:list-item>
              <text:list-item>
                <text:p>有校對改過，請看結果 <text:tab/>72959</text:p>
              </text:list-item>
              <text:list-item>
                <text:p>電腦校對 <text:tab/>72433</text:p>
              </text:list-item>
              <text:list-item>
                <text:p>猶未檢查 <text:tab/>66688</text:p>
              </text:list-item>
              <text:list-item>
                <text:p>外來詞袂曉處理 <text:tab/>2446</text:p>
              </text:list-item>
              <text:list-item>
                <text:p>人工校對 <text:tab/>1316</text:p>
              </text:list-item>
              <text:list-item>
                <text:p>毋知，愛查，以後處理 <text:tab/>136</text:p>
              </text:list-item>
              <text:list-item>
                <text:p>字典攏無收著的字，做標準 <text:tab/>4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20第二擺巡到24000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553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7077</text:p>
              </text:list-item>
              <text:list-item>
                <text:p>電腦算的結果 <text:tab/>87976</text:p>
              </text:list-item>
              <text:list-item>
                <text:p>電腦校對 <text:tab/>75709</text:p>
              </text:list-item>
              <text:list-item>
                <text:p>有校對改過，請看結果 <text:tab/>72959</text:p>
              </text:list-item>
              <text:list-item>
                <text:p>猶未檢查 <text:tab/>66688</text:p>
              </text:list-item>
              <text:list-item>
                <text:p>人工校對 <text:tab/>2038</text:p>
              </text:list-item>
              <text:list-item>
                <text:p>外來詞袂曉處理 <text:tab/>1617</text:p>
              </text:list-item>
              <text:list-item>
                <text:p>字典攏無收著的字，做標準 <text:tab/>414</text:p>
              </text:list-item>
              <text:list-item>
                <text:p>毋知，愛查，以後處理 <text:tab/>145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文泉驛正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文泉驛微米黑" style:font-family-generic="roman" style:font-pitch="variable" fo:font-size="18pt" style:letter-kerning="true" style:font-family-asian="文泉驛微米黑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default"/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5-09T14:11:06</dc:date>
    <meta:editing-duration>P3DT22H19M38S</meta:editing-duration>
    <meta:editing-cycles>213</meta:editing-cycles>
    <meta:generator>LibreOffice/3.5$Linux_X86_64 LibreOffice_project/350m1$Build-2</meta:generator>
    <dc:creator>Ihc </dc:creator>
    <meta:document-statistic meta:object-count="586"/>
  </office:meta>
</office:document-meta>
</file>